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text-properties style:font-name="Georgia" officeooo:rsid="004d8c03" officeooo:paragraph-rsid="00df79fe"/>
    </style:style>
    <style:style style:name="P4" style:family="paragraph" style:parent-style-name="Standard_20__28_user_29_">
      <style:text-properties style:font-name="Handwriting"/>
    </style:style>
    <style:style style:name="P5" style:family="paragraph" style:parent-style-name="Standard_20__28_user_29_">
      <style:text-properties style:font-name="Handwriting" fo:font-weight="bold" style:font-weight-asian="bold"/>
    </style:style>
    <style:style style:name="P6" style:family="paragraph" style:parent-style-name="Standard_20__28_user_29_">
      <style:text-properties style:font-name="Handwriting" officeooo:paragraph-rsid="00521520"/>
    </style:style>
    <style:style style:name="P7" style:family="paragraph" style:parent-style-name="Standard_20__28_user_29_">
      <style:text-properties style:font-name="Handwriting" officeooo:rsid="00521520" officeooo:paragraph-rsid="00521520"/>
    </style:style>
    <style:style style:name="P8" style:family="paragraph" style:parent-style-name="Standard_20__28_user_29_">
      <style:text-properties style:font-name="Handwriting" officeooo:rsid="004d8c03" officeooo:paragraph-rsid="004d8c03"/>
    </style:style>
    <style:style style:name="P9" style:family="paragraph" style:parent-style-name="Standard_20__28_user_29_">
      <style:text-properties style:font-name="Handwriting" officeooo:rsid="00b12054" officeooo:paragraph-rsid="00b12054"/>
    </style:style>
    <style:style style:name="P10" style:family="paragraph" style:parent-style-name="Standard_20__28_user_29_">
      <style:text-properties style:font-name="Handwriting" officeooo:rsid="00b85b93" officeooo:paragraph-rsid="00b85b93"/>
    </style:style>
    <style:style style:name="P11" style:family="paragraph" style:parent-style-name="Standard_20__28_user_29_">
      <style:text-properties style:font-name="Handwriting" officeooo:paragraph-rsid="00a8c1c1"/>
    </style:style>
    <style:style style:name="P12" style:family="paragraph" style:parent-style-name="Standard_20__28_user_29_">
      <style:text-properties style:font-name="Handwriting" officeooo:paragraph-rsid="00a69a50"/>
    </style:style>
    <style:style style:name="P13" style:family="paragraph" style:parent-style-name="Standard_20__28_user_29_">
      <style:text-properties style:font-name="Handwriting" officeooo:rsid="00a9d6bc" officeooo:paragraph-rsid="00c15f71"/>
    </style:style>
    <style:style style:name="P14" style:family="paragraph" style:parent-style-name="Standard_20__28_user_29_">
      <style:text-properties style:font-name="Handwriting" officeooo:rsid="00bb4eee" officeooo:paragraph-rsid="00c15f71"/>
    </style:style>
    <style:style style:name="P15" style:family="paragraph" style:parent-style-name="Standard_20__28_user_29_">
      <style:text-properties style:font-name="Handwriting" officeooo:rsid="00c15f71" officeooo:paragraph-rsid="00c15f71"/>
    </style:style>
    <style:style style:name="P16" style:family="paragraph" style:parent-style-name="Standard_20__28_user_29_">
      <style:text-properties style:font-name="Handwriting" officeooo:paragraph-rsid="00c15f71"/>
    </style:style>
    <style:style style:name="P17" style:family="paragraph" style:parent-style-name="Standard_20__28_user_29_">
      <style:text-properties style:font-name="Handwriting" officeooo:rsid="00c37ede" officeooo:paragraph-rsid="00c15f71"/>
    </style:style>
    <style:style style:name="P18" style:family="paragraph" style:parent-style-name="Standard_20__28_user_29_">
      <style:text-properties style:font-name="Handwriting" officeooo:rsid="00c41368" officeooo:paragraph-rsid="00c41368"/>
    </style:style>
    <style:style style:name="P19" style:family="paragraph" style:parent-style-name="Standard_20__28_user_29_">
      <style:text-properties style:font-name="Handwriting" officeooo:rsid="00c50901" officeooo:paragraph-rsid="00c41368"/>
    </style:style>
    <style:style style:name="P20" style:family="paragraph" style:parent-style-name="Standard_20__28_user_29_">
      <style:text-properties style:font-name="Handwriting" officeooo:paragraph-rsid="00c50901"/>
    </style:style>
    <style:style style:name="P21"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2" style:family="paragraph" style:parent-style-name="Standard_20__28_user_29_">
      <style:text-properties style:font-name="Handwriting" officeooo:rsid="00544e6f" officeooo:paragraph-rsid="00544e6f"/>
    </style:style>
    <style:style style:name="P23" style:family="paragraph" style:parent-style-name="Standard_20__28_user_29_">
      <style:text-properties style:font-name="Handwriting" officeooo:paragraph-rsid="00ab96a2"/>
    </style:style>
    <style:style style:name="P24" style:family="paragraph" style:parent-style-name="Standard_20__28_user_29_">
      <style:text-properties style:font-name="Handwriting" officeooo:rsid="009ada8a" officeooo:paragraph-rsid="009ada8a"/>
    </style:style>
    <style:style style:name="P25" style:family="paragraph" style:parent-style-name="Standard_20__28_user_29_">
      <style:text-properties style:font-name="Handwriting" officeooo:rsid="00c6e173" officeooo:paragraph-rsid="00c754db"/>
    </style:style>
    <style:style style:name="P26" style:family="paragraph" style:parent-style-name="Standard_20__28_user_29_">
      <style:text-properties style:font-name="Handwriting" officeooo:rsid="00ccaf8d" officeooo:paragraph-rsid="00ccaf8d"/>
    </style:style>
    <style:style style:name="P27" style:family="paragraph" style:parent-style-name="Standard_20__28_user_29_">
      <style:text-properties style:font-name="Handwriting" officeooo:paragraph-rsid="00f02b74"/>
    </style:style>
    <style:style style:name="P28" style:family="paragraph" style:parent-style-name="Standard_20__28_user_29_">
      <style:text-properties officeooo:paragraph-rsid="00f8f198"/>
    </style:style>
    <style:style style:name="P29" style:family="paragraph" style:parent-style-name="Standard_20__28_user_29_">
      <style:text-properties officeooo:paragraph-rsid="0132dbc6"/>
    </style:style>
    <style:style style:name="P30" style:family="paragraph" style:parent-style-name="Standard_20__28_user_29_">
      <style:text-properties officeooo:paragraph-rsid="005c96b2"/>
    </style:style>
    <style:style style:name="P31"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2"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3" style:family="paragraph" style:parent-style-name="Standard">
      <style:text-properties style:font-name="Handwriting" fo:font-size="12pt" officeooo:paragraph-rsid="00be20fa" style:font-size-asian="12pt" style:font-size-complex="12pt"/>
    </style:style>
    <style:style style:name="P34" style:family="paragraph" style:parent-style-name="Standard">
      <style:text-properties style:font-name="Handwriting" fo:font-size="12pt" officeooo:rsid="00ab96a2" officeooo:paragraph-rsid="00be20fa" style:font-size-asian="12pt" style:font-size-complex="12pt"/>
    </style:style>
    <style:style style:name="P35" style:family="paragraph" style:parent-style-name="Standard">
      <style:text-properties style:font-name="Handwriting" officeooo:paragraph-rsid="00be20fa"/>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8"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39"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40" style:family="paragraph" style:parent-style-name="Standard_20__28_user_29_">
      <style:paragraph-properties fo:margin-left="1in" fo:margin-right="0in" fo:text-indent="0in" style:auto-text-indent="false">
        <style:tab-stops/>
      </style:paragraph-properties>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5"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6"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7" style:family="paragraph" style:parent-style-name="Standard_20__28_user_29_">
      <style:paragraph-properties fo:margin-left="0in" fo:margin-right="0in" fo:text-indent="0in" style:auto-text-indent="false"/>
      <style:text-properties officeooo:paragraph-rsid="0144cbfc"/>
    </style:style>
    <style:style style:name="P48" style:family="paragraph" style:parent-style-name="Standard_20__28_user_29_">
      <style:paragraph-properties fo:margin-left="0in" fo:margin-right="0in" fo:text-indent="0in" style:auto-text-indent="false"/>
      <style:text-properties officeooo:paragraph-rsid="015ff222"/>
    </style:style>
    <style:style style:name="P49" style:family="paragraph" style:parent-style-name="Standard_20__28_user_29_">
      <style:paragraph-properties fo:margin-left="0in" fo:margin-right="0in" fo:text-indent="0in" style:auto-text-indent="false" fo:break-before="page"/>
      <style:text-properties officeooo:paragraph-rsid="0144cbfc"/>
    </style:style>
    <style:style style:name="P50"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51"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2"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3" style:family="paragraph" style:parent-style-name="Standard_20__28_user_29_">
      <style:paragraph-properties fo:margin-left="0.5in" fo:margin-right="0in" fo:text-indent="0.5in" style:auto-text-indent="false">
        <style:tab-stops/>
      </style:paragraph-properties>
      <style:text-properties officeooo:paragraph-rsid="00e2ffa2"/>
    </style:style>
    <style:style style:name="P54" style:family="paragraph" style:parent-style-name="Standard_20__28_user_29_">
      <style:paragraph-properties fo:margin-left="0.5in" fo:margin-right="0in" fo:text-indent="0.5in" style:auto-text-indent="false">
        <style:tab-stops/>
      </style:paragraph-properties>
      <style:text-properties officeooo:paragraph-rsid="0058547c"/>
    </style:style>
    <style:style style:name="P55" style:family="paragraph" style:parent-style-name="Standard_20__28_user_29_" style:master-page-name="MP0">
      <style:paragraph-properties style:page-number="auto" fo:break-before="page"/>
      <style:text-properties style:font-name="Handwriting" fo:font-weight="bold" style:font-weight-asian="bold"/>
    </style:style>
    <style:style style:name="P56" style:family="paragraph" style:parent-style-name="Standard_20__28_user_29_">
      <style:paragraph-properties fo:margin-left="0in" fo:margin-right="0in" fo:text-indent="0.5in" style:auto-text-indent="false"/>
      <style:text-properties officeooo:paragraph-rsid="017cdfed"/>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b8d83"/>
    </style:style>
    <style:style style:name="T10" style:family="text">
      <style:text-properties officeooo:rsid="004f2afb"/>
    </style:style>
    <style:style style:name="T11" style:family="text">
      <style:text-properties officeooo:rsid="005100c6"/>
    </style:style>
    <style:style style:name="T12" style:family="text">
      <style:text-properties officeooo:rsid="00521520"/>
    </style:style>
    <style:style style:name="T13" style:family="text">
      <style:text-properties officeooo:rsid="0055472e"/>
    </style:style>
    <style:style style:name="T14" style:family="text">
      <style:text-properties officeooo:rsid="0058547c"/>
    </style:style>
    <style:style style:name="T15" style:family="text">
      <style:text-properties officeooo:rsid="005a46a1"/>
    </style:style>
    <style:style style:name="T16" style:family="text">
      <style:text-properties officeooo:rsid="005b1ac1"/>
    </style:style>
    <style:style style:name="T17" style:family="text">
      <style:text-properties officeooo:rsid="005e856c"/>
    </style:style>
    <style:style style:name="T18" style:family="text">
      <style:text-properties officeooo:rsid="006084bd"/>
    </style:style>
    <style:style style:name="T19" style:family="text">
      <style:text-properties officeooo:rsid="006176b5"/>
    </style:style>
    <style:style style:name="T20" style:family="text">
      <style:text-properties officeooo:rsid="006338cc"/>
    </style:style>
    <style:style style:name="T21" style:family="text">
      <style:text-properties officeooo:rsid="0064a69a"/>
    </style:style>
    <style:style style:name="T22" style:family="text">
      <style:text-properties officeooo:rsid="006dab76"/>
    </style:style>
    <style:style style:name="T23" style:family="text">
      <style:text-properties officeooo:rsid="006f8c04"/>
    </style:style>
    <style:style style:name="T24" style:family="text">
      <style:text-properties officeooo:rsid="00761f8a"/>
    </style:style>
    <style:style style:name="T25" style:family="text">
      <style:text-properties officeooo:rsid="007a1c37"/>
    </style:style>
    <style:style style:name="T26" style:family="text">
      <style:text-properties officeooo:rsid="007b2b8c"/>
    </style:style>
    <style:style style:name="T27" style:family="text">
      <style:text-properties officeooo:rsid="007dbbe9"/>
    </style:style>
    <style:style style:name="T28" style:family="text">
      <style:text-properties officeooo:rsid="00854207"/>
    </style:style>
    <style:style style:name="T29" style:family="text">
      <style:text-properties officeooo:rsid="008726ba"/>
    </style:style>
    <style:style style:name="T30" style:family="text">
      <style:text-properties officeooo:rsid="008bc64a"/>
    </style:style>
    <style:style style:name="T31" style:family="text">
      <style:text-properties style:text-position="super 58%" fo:font-weight="normal" officeooo:rsid="00495660" style:font-weight-asian="normal" style:font-weight-complex="normal"/>
    </style:style>
    <style:style style:name="T32" style:family="text">
      <style:text-properties officeooo:rsid="00900876"/>
    </style:style>
    <style:style style:name="T33" style:family="text">
      <style:text-properties officeooo:rsid="00a10c87"/>
    </style:style>
    <style:style style:name="T34" style:family="text">
      <style:text-properties officeooo:rsid="00b917e1"/>
    </style:style>
    <style:style style:name="T35" style:family="text">
      <style:text-properties fo:font-style="normal" fo:font-weight="normal" officeooo:rsid="0115db04" style:font-style-asian="normal" style:font-weight-asian="normal" style:font-style-complex="normal" style:font-weight-complex="normal"/>
    </style:style>
    <style:style style:name="T36" style:family="text">
      <style:text-properties fo:font-style="normal" fo:font-weight="normal" officeooo:rsid="010ee2f4" style:font-style-asian="normal" style:font-weight-asian="normal" style:font-style-complex="normal" style:font-weight-complex="normal"/>
    </style:style>
    <style:style style:name="T37" style:family="text">
      <style:text-properties fo:font-style="normal" fo:font-weight="normal" officeooo:rsid="011026c7" style:font-style-asian="normal" style:font-weight-asian="normal" style:font-style-complex="normal" style:font-weight-complex="normal"/>
    </style:style>
    <style:style style:name="T38" style:family="text">
      <style:text-properties fo:font-style="normal" fo:font-weight="normal" officeooo:rsid="010fe423" style:font-style-asian="normal" style:font-weight-asian="normal" style:font-style-complex="normal" style:font-weight-complex="normal"/>
    </style:style>
    <style:style style:name="T39" style:family="text">
      <style:text-properties fo:font-style="normal" fo:font-weight="normal" officeooo:rsid="01117bad" style:font-style-asian="normal" style:font-weight-asian="normal" style:font-style-complex="normal" style:font-weight-complex="normal"/>
    </style:style>
    <style:style style:name="T40" style:family="text">
      <style:text-properties fo:font-style="normal" fo:font-weight="normal" officeooo:rsid="01122810" style:font-style-asian="normal" style:font-weight-asian="normal" style:font-style-complex="normal" style:font-weight-complex="normal"/>
    </style:style>
    <style:style style:name="T41" style:family="text">
      <style:text-properties fo:font-style="normal" fo:font-weight="normal" officeooo:rsid="01133756" style:font-style-asian="normal" style:font-weight-asian="normal" style:font-style-complex="normal" style:font-weight-complex="normal"/>
    </style:style>
    <style:style style:name="T42" style:family="text">
      <style:text-properties fo:font-style="normal" fo:font-weight="normal" officeooo:rsid="01149a19" style:font-style-asian="normal" style:font-weight-asian="normal" style:font-style-complex="normal" style:font-weight-complex="normal"/>
    </style:style>
    <style:style style:name="T43" style:family="text">
      <style:text-properties fo:font-style="normal" fo:font-weight="normal" officeooo:rsid="0115b9a7" style:font-style-asian="normal" style:font-weight-asian="normal" style:font-style-complex="normal" style:font-weight-complex="normal"/>
    </style:style>
    <style:style style:name="T44" style:family="text">
      <style:text-properties fo:font-style="normal" fo:font-weight="normal" officeooo:rsid="0115c5ca" style:font-style-asian="normal" style:font-weight-asian="normal" style:font-style-complex="normal" style:font-weight-complex="normal"/>
    </style:style>
    <style:style style:name="T45"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6"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7" style:family="text">
      <style:text-properties officeooo:rsid="00b7fcab" style:letter-kerning="true" style:font-name-asian="SimSun" style:language-asian="zh" style:country-asian="CN" style:font-name-complex="Arial" style:font-size-complex="12pt" style:language-complex="hi" style:country-complex="IN"/>
    </style:style>
    <style:style style:name="T48" style:family="text">
      <style:text-properties officeooo:rsid="00a69a50" style:letter-kerning="true" style:font-name-asian="SimSun" style:language-asian="zh" style:country-asian="CN" style:font-name-complex="Arial" style:font-size-complex="12pt" style:language-complex="hi" style:country-complex="IN"/>
    </style:style>
    <style:style style:name="T49" style:family="text">
      <style:text-properties officeooo:rsid="009b1b88" style:letter-kerning="true" style:font-name-asian="SimSun" style:language-asian="zh" style:country-asian="CN" style:font-name-complex="Arial" style:font-size-complex="12pt" style:language-complex="hi" style:country-complex="IN"/>
    </style:style>
    <style:style style:name="T50" style:family="text">
      <style:text-properties officeooo:rsid="007436ad" style:letter-kerning="true" style:font-name-asian="SimSun" style:language-asian="zh" style:country-asian="CN" style:font-name-complex="Arial" style:font-size-complex="12pt" style:language-complex="hi" style:country-complex="IN"/>
    </style:style>
    <style:style style:name="T51" style:family="text">
      <style:text-properties officeooo:rsid="00748336" style:letter-kerning="true" style:font-name-asian="SimSun" style:language-asian="zh" style:country-asian="CN" style:font-name-complex="Arial" style:font-size-complex="12pt" style:language-complex="hi" style:country-complex="IN"/>
    </style:style>
    <style:style style:name="T52" style:family="text">
      <style:text-properties officeooo:rsid="008c7c5b" style:letter-kerning="true" style:font-name-asian="SimSun" style:language-asian="zh" style:country-asian="CN" style:font-name-complex="Arial" style:font-size-complex="12pt" style:language-complex="hi" style:country-complex="IN"/>
    </style:style>
    <style:style style:name="T53" style:family="text">
      <style:text-properties officeooo:rsid="0077b041" style:letter-kerning="true" style:font-name-asian="SimSun" style:language-asian="zh" style:country-asian="CN" style:font-name-complex="Arial" style:font-size-complex="12pt" style:language-complex="hi" style:country-complex="IN"/>
    </style:style>
    <style:style style:name="T54" style:family="text">
      <style:text-properties officeooo:rsid="007ae93b" style:letter-kerning="true" style:font-name-asian="SimSun" style:language-asian="zh" style:country-asian="CN" style:font-name-complex="Arial" style:font-size-complex="12pt" style:language-complex="hi" style:country-complex="IN"/>
    </style:style>
    <style:style style:name="T55" style:family="text">
      <style:text-properties officeooo:rsid="008dc18a" style:letter-kerning="true" style:font-name-asian="SimSun" style:language-asian="zh" style:country-asian="CN" style:font-name-complex="Arial" style:font-size-complex="12pt" style:language-complex="hi" style:country-complex="IN"/>
    </style:style>
    <style:style style:name="T56" style:family="text">
      <style:text-properties officeooo:rsid="007b2b8c" style:letter-kerning="true" style:font-name-asian="SimSun" style:language-asian="zh" style:country-asian="CN" style:font-name-complex="Arial" style:font-size-complex="12pt" style:language-complex="hi" style:country-complex="IN"/>
    </style:style>
    <style:style style:name="T57" style:family="text">
      <style:text-properties officeooo:rsid="007cbeb7" style:letter-kerning="true" style:font-name-asian="SimSun" style:language-asian="zh" style:country-asian="CN" style:font-name-complex="Arial" style:font-size-complex="12pt" style:language-complex="hi" style:country-complex="IN"/>
    </style:style>
    <style:style style:name="T58" style:family="text">
      <style:text-properties officeooo:rsid="00d8161e" style:letter-kerning="true" style:font-name-asian="SimSun" style:language-asian="zh" style:country-asian="CN" style:font-name-complex="Arial" style:font-size-complex="12pt" style:language-complex="hi" style:country-complex="IN"/>
    </style:style>
    <style:style style:name="T59" style:family="text">
      <style:text-properties officeooo:rsid="00e68552" style:letter-kerning="true" style:font-name-asian="SimSun" style:language-asian="zh" style:country-asian="CN" style:font-name-complex="Arial" style:font-size-complex="12pt" style:language-complex="hi" style:country-complex="IN"/>
    </style:style>
    <style:style style:name="T60" style:family="text">
      <style:text-properties officeooo:rsid="00e7452c" style:letter-kerning="true" style:font-name-asian="SimSun" style:language-asian="zh" style:country-asian="CN" style:font-name-complex="Arial" style:font-size-complex="12pt" style:language-complex="hi" style:country-complex="IN"/>
    </style:style>
    <style:style style:name="T61" style:family="text">
      <style:text-properties officeooo:rsid="00e98f8d" style:letter-kerning="true" style:font-name-asian="SimSun" style:language-asian="zh" style:country-asian="CN" style:font-name-complex="Arial" style:font-size-complex="12pt" style:language-complex="hi" style:country-complex="IN"/>
    </style:style>
    <style:style style:name="T62" style:family="text">
      <style:text-properties officeooo:rsid="0107dd3a" style:letter-kerning="true" style:font-name-asian="SimSun" style:language-asian="zh" style:country-asian="CN" style:font-name-complex="Arial" style:font-size-complex="12pt" style:language-complex="hi" style:country-complex="IN"/>
    </style:style>
    <style:style style:name="T63" style:family="text">
      <style:text-properties officeooo:rsid="00c1d656" style:letter-kerning="true" style:font-name-asian="SimSun" style:language-asian="zh" style:country-asian="CN" style:font-name-complex="Arial" style:font-size-complex="12pt" style:language-complex="hi" style:country-complex="IN"/>
    </style:style>
    <style:style style:name="T64" style:family="text">
      <style:text-properties officeooo:rsid="00c50901" style:letter-kerning="true" style:font-name-asian="SimSun" style:language-asian="zh" style:country-asian="CN" style:font-name-complex="Arial" style:font-size-complex="12pt" style:language-complex="hi" style:country-complex="IN"/>
    </style:style>
    <style:style style:name="T65" style:family="text">
      <style:text-properties officeooo:rsid="00c56681" style:letter-kerning="true" style:font-name-asian="SimSun" style:language-asian="zh" style:country-asian="CN" style:font-name-complex="Arial" style:font-size-complex="12pt" style:language-complex="hi" style:country-complex="IN"/>
    </style:style>
    <style:style style:name="T66" style:family="text">
      <style:text-properties officeooo:rsid="01144c94" style:letter-kerning="true" style:font-name-asian="SimSun" style:language-asian="zh" style:country-asian="CN" style:font-name-complex="Arial" style:font-size-complex="12pt" style:language-complex="hi" style:country-complex="IN"/>
    </style:style>
    <style:style style:name="T67" style:family="text">
      <style:text-properties officeooo:rsid="0117563b" style:letter-kerning="true" style:font-name-asian="SimSun" style:language-asian="zh" style:country-asian="CN" style:font-name-complex="Arial" style:font-size-complex="12pt" style:language-complex="hi" style:country-complex="IN"/>
    </style:style>
    <style:style style:name="T68" style:family="text">
      <style:text-properties officeooo:rsid="00d3959c" style:letter-kerning="true" style:font-name-asian="SimSun" style:language-asian="zh" style:country-asian="CN" style:font-name-complex="Arial" style:font-size-complex="12pt" style:language-complex="hi" style:country-complex="IN"/>
    </style:style>
    <style:style style:name="T69" style:family="text">
      <style:text-properties officeooo:rsid="011ee292" style:letter-kerning="true" style:font-name-asian="SimSun" style:language-asian="zh" style:country-asian="CN" style:font-name-complex="Arial" style:font-size-complex="12pt" style:language-complex="hi" style:country-complex="IN"/>
    </style:style>
    <style:style style:name="T70" style:family="text">
      <style:text-properties officeooo:rsid="009611a9"/>
    </style:style>
    <style:style style:name="T71" style:family="text">
      <style:text-properties officeooo:rsid="0096c8fb"/>
    </style:style>
    <style:style style:name="T72" style:family="text">
      <style:text-properties officeooo:rsid="0098930a"/>
    </style:style>
    <style:style style:name="T73" style:family="text">
      <style:text-properties officeooo:rsid="0097b707"/>
    </style:style>
    <style:style style:name="T74" style:family="text">
      <style:text-properties officeooo:rsid="009dbf60"/>
    </style:style>
    <style:style style:name="T75" style:family="text">
      <style:text-properties officeooo:rsid="00a69a50"/>
    </style:style>
    <style:style style:name="T76" style:family="text">
      <style:text-properties officeooo:rsid="00a86542"/>
    </style:style>
    <style:style style:name="T77" style:family="text">
      <style:text-properties officeooo:rsid="00a8c1c1"/>
    </style:style>
    <style:style style:name="T78" style:family="text">
      <style:text-properties officeooo:rsid="009f4250"/>
    </style:style>
    <style:style style:name="T79" style:family="text">
      <style:text-properties officeooo:rsid="009b1b88"/>
    </style:style>
    <style:style style:name="T80" style:family="text">
      <style:text-properties officeooo:rsid="009b41a3"/>
    </style:style>
    <style:style style:name="T81" style:family="text">
      <style:text-properties officeooo:rsid="008bf9ef"/>
    </style:style>
    <style:style style:name="T82" style:family="text">
      <style:text-properties fo:font-weight="normal" officeooo:rsid="004898f4" style:font-weight-asian="normal" style:font-weight-complex="normal"/>
    </style:style>
    <style:style style:name="T83" style:family="text">
      <style:text-properties fo:font-weight="normal" officeooo:rsid="0045b3bf" style:font-weight-asian="normal" style:font-weight-complex="normal"/>
    </style:style>
    <style:style style:name="T84" style:family="text">
      <style:text-properties fo:font-weight="normal" officeooo:rsid="008c7c5b" style:font-weight-asian="normal" style:font-weight-complex="normal"/>
    </style:style>
    <style:style style:name="T85" style:family="text">
      <style:text-properties fo:font-weight="normal" officeooo:rsid="00495660" style:font-weight-asian="normal" style:font-weight-complex="normal"/>
    </style:style>
    <style:style style:name="T86"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87" style:family="text">
      <style:text-properties officeooo:rsid="006a2fb7"/>
    </style:style>
    <style:style style:name="T88" style:family="text">
      <style:text-properties officeooo:rsid="006c06c9"/>
    </style:style>
    <style:style style:name="T89" style:family="text">
      <style:text-properties officeooo:rsid="00712591"/>
    </style:style>
    <style:style style:name="T90" style:family="text">
      <style:text-properties officeooo:rsid="007436ad"/>
    </style:style>
    <style:style style:name="T91" style:family="text">
      <style:text-properties officeooo:rsid="0065496c"/>
    </style:style>
    <style:style style:name="T92" style:family="text">
      <style:text-properties officeooo:rsid="0065aa1a"/>
    </style:style>
    <style:style style:name="T93" style:family="text">
      <style:text-properties officeooo:rsid="008c7c5b"/>
    </style:style>
    <style:style style:name="T94" style:family="text">
      <style:text-properties officeooo:rsid="0077b041"/>
    </style:style>
    <style:style style:name="T95" style:family="text">
      <style:text-properties officeooo:rsid="007ae93b"/>
    </style:style>
    <style:style style:name="T96" style:family="text">
      <style:text-properties officeooo:rsid="008dc18a"/>
    </style:style>
    <style:style style:name="T97" style:family="text">
      <style:text-properties officeooo:rsid="008dea4a"/>
    </style:style>
    <style:style style:name="T98" style:family="text">
      <style:text-properties officeooo:rsid="008f15ad"/>
    </style:style>
    <style:style style:name="T99" style:family="text">
      <style:text-properties officeooo:rsid="007cbeb7"/>
    </style:style>
    <style:style style:name="T100"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5" style:family="text">
      <style:text-properties officeooo:rsid="00ab96a2"/>
    </style:style>
    <style:style style:name="T106" style:family="text">
      <style:text-properties officeooo:rsid="00c022f9"/>
    </style:style>
    <style:style style:name="T107" style:family="text">
      <style:text-properties officeooo:rsid="00c0bf95"/>
    </style:style>
    <style:style style:name="T108" style:family="text">
      <style:text-properties officeooo:rsid="00c754db"/>
    </style:style>
    <style:style style:name="T109" style:family="text">
      <style:text-properties officeooo:rsid="00c7bd36"/>
    </style:style>
    <style:style style:name="T110" style:family="text">
      <style:text-properties officeooo:rsid="00c8337d"/>
    </style:style>
    <style:style style:name="T111" style:family="text">
      <style:text-properties officeooo:rsid="00ca160f"/>
    </style:style>
    <style:style style:name="T112" style:family="text">
      <style:text-properties officeooo:rsid="00ca4512"/>
    </style:style>
    <style:style style:name="T113" style:family="text">
      <style:text-properties officeooo:rsid="00ccaf8d"/>
    </style:style>
    <style:style style:name="T114" style:family="text">
      <style:text-properties officeooo:rsid="00cd34e2"/>
    </style:style>
    <style:style style:name="T115" style:family="text">
      <style:text-properties officeooo:rsid="00cd8fed"/>
    </style:style>
    <style:style style:name="T116" style:family="text">
      <style:text-properties officeooo:rsid="00cf6d61"/>
    </style:style>
    <style:style style:name="T117" style:family="text">
      <style:text-properties officeooo:rsid="00cfeea4"/>
    </style:style>
    <style:style style:name="T118" style:family="text">
      <style:text-properties officeooo:rsid="00d3959c"/>
    </style:style>
    <style:style style:name="T119" style:family="text">
      <style:text-properties officeooo:rsid="00dc1b6e"/>
    </style:style>
    <style:style style:name="T120" style:family="text">
      <style:text-properties officeooo:rsid="00dd69ef"/>
    </style:style>
    <style:style style:name="T121" style:family="text">
      <style:text-properties officeooo:rsid="00e68552"/>
    </style:style>
    <style:style style:name="T122" style:family="text">
      <style:text-properties officeooo:rsid="00e98f8d"/>
    </style:style>
    <style:style style:name="T123" style:family="text">
      <style:text-properties officeooo:rsid="00f02b74"/>
    </style:style>
    <style:style style:name="T124" style:family="text">
      <style:text-properties officeooo:rsid="00f2274c"/>
    </style:style>
    <style:style style:name="T125" style:family="text">
      <style:text-properties officeooo:rsid="0109b78b"/>
    </style:style>
    <style:style style:name="T126" style:family="text">
      <style:text-properties officeooo:rsid="010d0880"/>
    </style:style>
    <style:style style:name="T127" style:family="text">
      <style:text-properties officeooo:rsid="01108b73"/>
    </style:style>
    <style:style style:name="T128" style:family="text">
      <style:text-properties officeooo:rsid="0111e86f"/>
    </style:style>
    <style:style style:name="T129" style:family="text">
      <style:text-properties officeooo:rsid="01144c94"/>
    </style:style>
    <style:style style:name="T130" style:family="text">
      <style:text-properties officeooo:rsid="00da8ef5"/>
    </style:style>
    <style:style style:name="T131" style:family="text">
      <style:text-properties officeooo:rsid="0107a1aa"/>
    </style:style>
    <style:style style:name="T132" style:family="text">
      <style:text-properties officeooo:rsid="00c15f71"/>
    </style:style>
    <style:style style:name="T133" style:family="text">
      <style:text-properties officeooo:rsid="00c1d656"/>
    </style:style>
    <style:style style:name="T134" style:family="text">
      <style:text-properties officeooo:rsid="00c37ede"/>
    </style:style>
    <style:style style:name="T135" style:family="text">
      <style:text-properties officeooo:rsid="00c46e0c"/>
    </style:style>
    <style:style style:name="T136" style:family="text">
      <style:text-properties officeooo:rsid="00c50901"/>
    </style:style>
    <style:style style:name="T137" style:family="text">
      <style:text-properties officeooo:rsid="008b6797"/>
    </style:style>
    <style:style style:name="T138" style:family="text">
      <style:text-properties officeooo:rsid="0051b988"/>
    </style:style>
    <style:style style:name="T139" style:family="text">
      <style:text-properties officeooo:rsid="0113cfa0"/>
    </style:style>
    <style:style style:name="T140" style:family="text">
      <style:text-properties officeooo:rsid="01143657"/>
    </style:style>
    <style:style style:name="T141" style:family="text">
      <style:text-properties officeooo:rsid="003d1913"/>
    </style:style>
    <style:style style:name="T142" style:family="text">
      <style:text-properties officeooo:rsid="01159088"/>
    </style:style>
    <style:style style:name="T143" style:family="text">
      <style:text-properties officeooo:rsid="004b16ae"/>
    </style:style>
    <style:style style:name="T144" style:family="text">
      <style:text-properties officeooo:rsid="0117563b"/>
    </style:style>
    <style:style style:name="T145" style:family="text">
      <style:text-properties officeooo:rsid="011ddaf6"/>
    </style:style>
    <style:style style:name="T146" style:family="text">
      <style:text-properties style:font-name="Handwriting"/>
    </style:style>
    <style:style style:name="T147" style:family="text">
      <style:text-properties style:font-name="Handwriting" officeooo:rsid="00544e6f"/>
    </style:style>
    <style:style style:name="T148" style:family="text">
      <style:text-properties style:font-name="Handwriting" officeooo:rsid="00ddba1d"/>
    </style:style>
    <style:style style:name="T149" style:family="text">
      <style:text-properties style:font-name="Handwriting" officeooo:rsid="00ddba1d" style:font-name-complex="Calibri"/>
    </style:style>
    <style:style style:name="T150"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51"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52"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53"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54"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55"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56"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57"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58"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59"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60"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61" style:family="text">
      <style:text-properties style:font-name="Handwriting" officeooo:rsid="0137cb12" style:letter-kerning="true" style:font-name-asian="SimSun" style:language-asian="zh" style:country-asian="CN" style:font-name-complex="Arial" style:font-size-complex="12pt" style:language-complex="hi" style:country-complex="IN"/>
    </style:style>
    <style:style style:name="T162" style:family="text">
      <style:text-properties style:font-name="Handwriting" officeooo:rsid="0117bbb1" style:letter-kerning="true" style:font-name-asian="SimSun" style:language-asian="zh" style:country-asian="CN" style:font-name-complex="Arial" style:font-size-complex="12pt" style:language-complex="hi" style:country-complex="IN"/>
    </style:style>
    <style:style style:name="T163" style:family="text">
      <style:text-properties style:font-name="Handwriting" officeooo:rsid="014acef7" style:letter-kerning="true" style:font-name-asian="SimSun" style:language-asian="zh" style:country-asian="CN" style:font-name-complex="Arial" style:font-size-complex="12pt" style:language-complex="hi" style:country-complex="IN"/>
    </style:style>
    <style:style style:name="T164" style:family="text">
      <style:text-properties style:font-name="Handwriting" officeooo:rsid="011a255a" style:letter-kerning="true" style:font-name-asian="SimSun" style:language-asian="zh" style:country-asian="CN" style:font-name-complex="Arial" style:font-size-complex="12pt" style:language-complex="hi" style:country-complex="IN"/>
    </style:style>
    <style:style style:name="T165" style:family="text">
      <style:text-properties style:font-name="Handwriting" officeooo:rsid="014de537" style:letter-kerning="true" style:font-name-asian="SimSun" style:language-asian="zh" style:country-asian="CN" style:font-name-complex="Arial" style:font-size-complex="12pt" style:language-complex="hi" style:country-complex="IN"/>
    </style:style>
    <style:style style:name="T166" style:family="text">
      <style:text-properties style:font-name="Handwriting" officeooo:rsid="014ee462" style:letter-kerning="true" style:font-name-asian="SimSun" style:language-asian="zh" style:country-asian="CN" style:font-name-complex="Arial" style:font-size-complex="12pt" style:language-complex="hi" style:country-complex="IN"/>
    </style:style>
    <style:style style:name="T167" style:family="text">
      <style:text-properties style:font-name="Handwriting" officeooo:rsid="011c1b8e" style:letter-kerning="true" style:font-name-asian="SimSun" style:language-asian="zh" style:country-asian="CN" style:font-name-complex="Arial" style:font-size-complex="12pt" style:language-complex="hi" style:country-complex="IN"/>
    </style:style>
    <style:style style:name="T168" style:family="text">
      <style:text-properties style:font-name="Handwriting" officeooo:rsid="01538055" style:letter-kerning="true" style:font-name-asian="SimSun" style:language-asian="zh" style:country-asian="CN" style:font-name-complex="Arial" style:font-size-complex="12pt" style:language-complex="hi" style:country-complex="IN"/>
    </style:style>
    <style:style style:name="T169" style:family="text">
      <style:text-properties style:font-name="Handwriting" officeooo:rsid="0080296e" style:letter-kerning="true" style:font-name-asian="SimSun" style:language-asian="zh" style:country-asian="CN" style:font-name-complex="Arial" style:font-size-complex="12pt" style:language-complex="hi" style:country-complex="IN"/>
    </style:style>
    <style:style style:name="T170" style:family="text">
      <style:text-properties style:font-name="Handwriting" officeooo:rsid="01210754" style:letter-kerning="true" style:font-name-asian="SimSun" style:language-asian="zh" style:country-asian="CN" style:font-name-complex="Arial" style:font-size-complex="12pt" style:language-complex="hi" style:country-complex="IN"/>
    </style:style>
    <style:style style:name="T171" style:family="text">
      <style:text-properties style:font-name="Handwriting" officeooo:rsid="01237621" style:letter-kerning="true" style:font-name-asian="SimSun" style:language-asian="zh" style:country-asian="CN" style:font-name-complex="Arial" style:font-size-complex="12pt" style:language-complex="hi" style:country-complex="IN"/>
    </style:style>
    <style:style style:name="T172" style:family="text">
      <style:text-properties style:font-name="Handwriting" officeooo:rsid="0126a005" style:letter-kerning="true" style:font-name-asian="SimSun" style:language-asian="zh" style:country-asian="CN" style:font-name-complex="Arial" style:font-size-complex="12pt" style:language-complex="hi" style:country-complex="IN"/>
    </style:style>
    <style:style style:name="T173" style:family="text">
      <style:text-properties style:font-name="Handwriting" officeooo:rsid="015c52b9" style:letter-kerning="true" style:font-name-asian="SimSun" style:language-asian="zh" style:country-asian="CN" style:font-name-complex="Arial" style:font-size-complex="12pt" style:language-complex="hi" style:country-complex="IN"/>
    </style:style>
    <style:style style:name="T174" style:family="text">
      <style:text-properties style:font-name="Handwriting" officeooo:rsid="016243b8" style:letter-kerning="true" style:font-name-asian="SimSun" style:language-asian="zh" style:country-asian="CN" style:font-name-complex="Arial" style:font-size-complex="12pt" style:language-complex="hi" style:country-complex="IN"/>
    </style:style>
    <style:style style:name="T175" style:family="text">
      <style:text-properties style:font-name="Handwriting" officeooo:rsid="01787c7b" style:letter-kerning="true" style:font-name-asian="SimSun" style:language-asian="zh" style:country-asian="CN" style:font-name-complex="Arial" style:font-size-complex="12pt" style:language-complex="hi" style:country-complex="IN"/>
    </style:style>
    <style:style style:name="T176" style:family="text">
      <style:text-properties style:font-name="Handwriting" officeooo:rsid="017cdfed" style:letter-kerning="true" style:font-name-asian="SimSun" style:language-asian="zh" style:country-asian="CN" style:font-name-complex="Arial" style:font-size-complex="12pt" style:language-complex="hi" style:country-complex="IN"/>
    </style:style>
    <style:style style:name="T177" style:family="text">
      <style:text-properties style:font-name="Handwriting" officeooo:rsid="0080e77d"/>
    </style:style>
    <style:style style:name="T178" style:family="text">
      <style:text-properties style:font-name="Handwriting" officeooo:rsid="003768b3"/>
    </style:style>
    <style:style style:name="T179" style:family="text">
      <style:text-properties style:font-name="Handwriting" officeooo:rsid="012c04e4"/>
    </style:style>
    <style:style style:name="T180" style:family="text">
      <style:text-properties style:font-name="Handwriting" officeooo:rsid="012d5f28"/>
    </style:style>
    <style:style style:name="T181" style:family="text">
      <style:text-properties style:font-name="Handwriting" fo:font-weight="normal" officeooo:rsid="00f8f198" style:font-weight-asian="normal" style:font-weight-complex="normal"/>
    </style:style>
    <style:style style:name="T182" style:family="text">
      <style:text-properties style:font-name="Handwriting" fo:font-weight="normal" officeooo:rsid="00fbfce1" style:font-weight-asian="normal" style:font-weight-complex="normal"/>
    </style:style>
    <style:style style:name="T183" style:family="text">
      <style:text-properties style:font-name="Handwriting" fo:font-weight="normal" officeooo:rsid="00fd422e" style:font-weight-asian="normal" style:font-weight-complex="normal"/>
    </style:style>
    <style:style style:name="T184" style:family="text">
      <style:text-properties style:font-name="Handwriting" fo:font-weight="normal" officeooo:rsid="00fe7a2b" style:font-weight-asian="normal" style:font-weight-complex="normal"/>
    </style:style>
    <style:style style:name="T185" style:family="text">
      <style:text-properties style:font-name="Handwriting" fo:font-weight="normal" officeooo:rsid="0144cbfc" style:font-weight-asian="normal" style:font-weight-complex="normal"/>
    </style:style>
    <style:style style:name="T186"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87"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188"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189" style:family="text">
      <style:text-properties style:font-name="Handwriting" fo:font-weight="normal" officeooo:rsid="0144cbfc" style:letter-kerning="true" style:font-name-asian="SimSun" style:language-asian="zh" style:country-asian="CN" style:font-weight-asian="normal" style:font-name-complex="Arial" style:font-size-complex="12pt" style:language-complex="hi" style:country-complex="IN" style:font-weight-complex="normal"/>
    </style:style>
    <style:style style:name="T190" style:family="text">
      <style:text-properties style:font-name="Handwriting" officeooo:rsid="01001a2e"/>
    </style:style>
    <style:style style:name="T191" style:family="text">
      <style:text-properties style:font-name="Handwriting" officeooo:rsid="01304aaa"/>
    </style:style>
    <style:style style:name="T192" style:family="text">
      <style:text-properties style:font-name="Handwriting" officeooo:rsid="0100ae4a"/>
    </style:style>
    <style:style style:name="T193" style:family="text">
      <style:text-properties style:font-name="Handwriting" officeooo:rsid="00297128"/>
    </style:style>
    <style:style style:name="T194" style:family="text">
      <style:text-properties style:font-name="Handwriting" officeooo:rsid="0132dbc6"/>
    </style:style>
    <style:style style:name="T195" style:family="text">
      <style:text-properties style:font-name="Handwriting" officeooo:rsid="002b42a0"/>
    </style:style>
    <style:style style:name="T196" style:family="text">
      <style:text-properties style:font-name="Handwriting" officeooo:rsid="002242da"/>
    </style:style>
    <style:style style:name="T197" style:family="text">
      <style:text-properties style:font-name="Handwriting" fo:font-style="italic" style:font-style-asian="italic"/>
    </style:style>
    <style:style style:name="T198" style:family="text">
      <style:text-properties style:font-name="Handwriting" fo:font-style="italic" officeooo:rsid="00ff5867" style:font-style-asian="italic"/>
    </style:style>
    <style:style style:name="T199" style:family="text">
      <style:text-properties style:font-name="Handwriting" fo:font-style="italic" officeooo:rsid="00fe7a2b" style:font-style-asian="italic"/>
    </style:style>
    <style:style style:name="T200" style:family="text">
      <style:text-properties style:font-name="Handwriting" fo:font-style="italic" officeooo:rsid="0132dbc6" style:font-style-asian="italic"/>
    </style:style>
    <style:style style:name="T201" style:family="text">
      <style:text-properties style:font-name="Handwriting" fo:font-style="italic" officeooo:rsid="011c1b8e" style:font-style-asian="italic" style:font-style-complex="italic"/>
    </style:style>
    <style:style style:name="T202"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03"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04" style:family="text">
      <style:text-properties style:font-name="Handwriting" fo:font-style="italic" fo:font-weight="normal" officeooo:rsid="0144cbfc" style:font-style-asian="italic" style:font-weight-asian="normal" style:font-style-complex="italic" style:font-weight-complex="normal"/>
    </style:style>
    <style:style style:name="T205" style:family="text">
      <style:text-properties style:font-name="Handwriting" officeooo:rsid="01363e63"/>
    </style:style>
    <style:style style:name="T206" style:family="text">
      <style:text-properties style:font-name="Handwriting" officeooo:rsid="00521520"/>
    </style:style>
    <style:style style:name="T207" style:family="text">
      <style:text-properties style:font-name="Handwriting" officeooo:rsid="0092aa8b"/>
    </style:style>
    <style:style style:name="T208" style:family="text">
      <style:text-properties style:font-name="Handwriting" officeooo:rsid="0137cb12"/>
    </style:style>
    <style:style style:name="T209" style:family="text">
      <style:text-properties style:font-name="Handwriting" officeooo:rsid="009611a9"/>
    </style:style>
    <style:style style:name="T210" style:family="text">
      <style:text-properties style:font-name="Handwriting" fo:font-weight="bold" officeooo:rsid="0144cbfc" style:font-weight-asian="bold" style:font-weight-complex="bold"/>
    </style:style>
    <style:style style:name="T211" style:family="text">
      <style:text-properties style:font-name="Handwriting" fo:font-style="normal" fo:font-weight="normal" officeooo:rsid="0144cbfc" style:font-style-asian="normal" style:font-weight-asian="normal" style:font-style-complex="normal" style:font-weight-complex="normal"/>
    </style:style>
    <style:style style:name="T212" style:family="text">
      <style:text-properties style:font-name="Handwriting" fo:font-style="normal" fo:font-weight="normal" officeooo:rsid="01450011" style:font-style-asian="normal" style:font-weight-asian="normal" style:font-style-complex="normal" style:font-weight-complex="normal"/>
    </style:style>
    <style:style style:name="T213" style:family="text">
      <style:text-properties style:font-name="Handwriting" fo:font-style="normal" fo:font-weight="normal" officeooo:rsid="014776fc" style:font-style-asian="normal" style:font-weight-asian="normal" style:font-style-complex="normal" style:font-weight-complex="normal"/>
    </style:style>
    <style:style style:name="T214" style:family="text">
      <style:text-properties style:font-name="Handwriting" fo:font-style="normal" fo:font-weight="normal" officeooo:rsid="0144cbfc"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5" style:family="text">
      <style:text-properties style:font-name="Handwriting" fo:font-style="normal" fo:font-weight="normal" officeooo:rsid="01610831"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6" style:family="text">
      <style:text-properties style:font-name="Handwriting" fo:font-style="normal" officeooo:rsid="011c1b8e" style:font-style-asian="normal" style:font-style-complex="normal"/>
    </style:style>
    <style:style style:name="T217" style:family="text">
      <style:text-properties style:font-name="Handwriting" officeooo:rsid="0117bbb1"/>
    </style:style>
    <style:style style:name="T218" style:family="text">
      <style:text-properties style:font-name="Handwriting" officeooo:rsid="003de10f"/>
    </style:style>
    <style:style style:name="T219" style:family="text">
      <style:text-properties style:font-name="Handwriting" officeooo:rsid="014acef7"/>
    </style:style>
    <style:style style:name="T220" style:family="text">
      <style:text-properties style:font-name="Handwriting" officeooo:rsid="00e197bc"/>
    </style:style>
    <style:style style:name="T221" style:family="text">
      <style:text-properties style:font-name="Handwriting" officeooo:rsid="014de537"/>
    </style:style>
    <style:style style:name="T222" style:family="text">
      <style:text-properties style:font-name="Handwriting" officeooo:rsid="013eddd1"/>
    </style:style>
    <style:style style:name="T223" style:family="text">
      <style:text-properties style:font-name="Handwriting" officeooo:rsid="011a255a"/>
    </style:style>
    <style:style style:name="T224" style:family="text">
      <style:text-properties style:font-name="Handwriting" officeooo:rsid="00e2ffa2"/>
    </style:style>
    <style:style style:name="T225" style:family="text">
      <style:text-properties style:font-name="Handwriting" officeooo:rsid="004b8d83"/>
    </style:style>
    <style:style style:name="T226" style:family="text">
      <style:text-properties style:font-name="Handwriting" officeooo:rsid="00e4d751"/>
    </style:style>
    <style:style style:name="T227" style:family="text">
      <style:text-properties style:font-name="Handwriting" officeooo:rsid="005a46a1"/>
    </style:style>
    <style:style style:name="T228" style:family="text">
      <style:text-properties style:font-name="Handwriting" officeooo:rsid="01416132"/>
    </style:style>
    <style:style style:name="T229" style:family="text">
      <style:text-properties style:font-name="Handwriting" officeooo:rsid="014349bc"/>
    </style:style>
    <style:style style:name="T230" style:family="text">
      <style:text-properties style:font-name="Handwriting" officeooo:rsid="011c1b8e"/>
    </style:style>
    <style:style style:name="T231" style:family="text">
      <style:text-properties style:font-name="Handwriting" officeooo:rsid="005be1c8"/>
    </style:style>
    <style:style style:name="T232" style:family="text">
      <style:text-properties style:font-name="Handwriting" officeooo:rsid="0120b95a"/>
    </style:style>
    <style:style style:name="T233" style:family="text">
      <style:text-properties style:font-name="Handwriting" officeooo:rsid="0080296e"/>
    </style:style>
    <style:style style:name="T234" style:family="text">
      <style:text-properties style:font-name="Handwriting" officeooo:rsid="01210754"/>
    </style:style>
    <style:style style:name="T235" style:family="text">
      <style:text-properties style:font-name="Handwriting" officeooo:rsid="00ea889a"/>
    </style:style>
    <style:style style:name="T236" style:family="text">
      <style:text-properties style:font-name="Handwriting" officeooo:rsid="00ebc0c8"/>
    </style:style>
    <style:style style:name="T237" style:family="text">
      <style:text-properties style:font-name="Handwriting" officeooo:rsid="013d7838"/>
    </style:style>
    <style:style style:name="T238" style:family="text">
      <style:text-properties style:font-name="Handwriting" officeooo:rsid="00ed7020"/>
    </style:style>
    <style:style style:name="T239" style:family="text">
      <style:text-properties style:font-name="Handwriting" officeooo:rsid="01255535"/>
    </style:style>
    <style:style style:name="T240" style:family="text">
      <style:text-properties style:font-name="Handwriting" officeooo:rsid="01595264"/>
    </style:style>
    <style:style style:name="T241" style:family="text">
      <style:text-properties style:font-name="Handwriting" officeooo:rsid="015b0dda"/>
    </style:style>
    <style:style style:name="T242" style:family="text">
      <style:text-properties style:font-name="Handwriting" officeooo:rsid="0080d1ba"/>
    </style:style>
    <style:style style:name="T243" style:family="text">
      <style:text-properties style:font-name="Handwriting" officeooo:rsid="00483b76"/>
    </style:style>
    <style:style style:name="T244" style:family="text">
      <style:text-properties style:font-name="Handwriting" officeooo:rsid="015e231f"/>
    </style:style>
    <style:style style:name="T245" style:family="text">
      <style:text-properties style:font-name="Handwriting" officeooo:rsid="016243b8"/>
    </style:style>
    <style:style style:name="T246" style:family="text">
      <style:text-properties style:font-name="Handwriting" officeooo:rsid="01755a43"/>
    </style:style>
    <style:style style:name="T247" style:family="text">
      <style:text-properties style:font-name="Handwriting" officeooo:rsid="01787c7b"/>
    </style:style>
    <style:style style:name="T248" style:family="text">
      <style:text-properties style:font-name="Handwriting" officeooo:rsid="0175e9f2"/>
    </style:style>
    <style:style style:name="T249" style:family="text">
      <style:text-properties style:font-name="Handwriting" officeooo:rsid="017cdfed"/>
    </style:style>
    <style:style style:name="T250" style:family="text">
      <style:text-properties officeooo:rsid="01342b17"/>
    </style:style>
    <style:style style:name="T251" style:family="text">
      <style:text-properties officeooo:rsid="01363e63"/>
    </style:style>
    <style:style style:name="T252" style:family="text">
      <style:text-properties officeooo:rsid="01503f64"/>
    </style:style>
    <style:style style:name="T253" style:family="text">
      <style:text-properties officeooo:rsid="0154b137"/>
    </style:style>
    <style:style style:name="T254" style:family="text">
      <style:text-properties officeooo:rsid="017cdf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Prelude</text:p>
      <text:p text:style-name="P28"><text:span text:style-name="T181">Asfalon ripped the mind and body of Artifex apart. Brutally, unforgivingly, the very fabric of Artifex was mangled and taken. </text:span><text:span text:style-name="T182">The Nousants, servants to the Lineaments of Asfalon, brought the aberrant mind and body of Artifex unto Asfalon, beginning the final, slow death of the former: </text:span><text:span text:style-name="T183">Artifex the Creator, who in mind knew </text:span><text:span text:style-name="T187">C</text:span><text:span text:style-name="T183">reativity, in hands held </text:span><text:span text:style-name="T187">P</text:span><text:span text:style-name="T183">ower, and in heart </text:span><text:span text:style-name="T186">felt</text:span><text:span text:style-name="T183"> emotions uncounted. The dead Lineaments of Artifex began a resistance, a final despairing revolution that could destroy all involved. </text:span><text:span text:style-name="T184">The onset of this war, when the Lineaments of Artifex </text:span><text:span text:style-name="T188">converged</text:span><text:span text:style-name="T184"> on the eye of the Nousant Ehlu,</text:span><text:span text:style-name="T183"> is where our story starts.</text:span></text:p>
      <text:p text:style-name="P5"/>
      <text:p text:style-name="P5">Van’Yasseron, When We Walked Beside Beings of Power</text:p>
      <text:p text:style-name="P29"><text:span text:style-name="T197">The first age of the world, </text:span><text:span text:style-name="T198">the Nousant known as Ehlu,</text:span><text:span text:style-name="T197"> </text:span><text:span text:style-name="T199">after the death of Artifex</text:span><text:span text:style-name="T197">. </text:span><text:span text:style-name="T202">C</text:span><text:span text:style-name="T197">hange came quickly across the waters, the continents, and the sky. The age was dark, lit in glorious colors of blue and red by the twin moons in the sky. The sun had not yet appeared, and would not be seen </text:span><text:span text:style-name="T202">until</text:span><text:span text:style-name="T197"> many thousands of years after the shattering of Power. </text:span><text:span text:style-name="T200">Now the world was young and the material world </text:span><text:span text:style-name="T203">was</text:span><text:span text:style-name="T200"> one with the magical world.</text:span><text:span text:style-name="T197"> </text:span><text:span text:style-name="T203">U</text:span><text:span text:style-name="T197">nder the light of the moons bloomed </text:span><text:span text:style-name="T200">thus</text:span><text:span text:style-name="T197"> flowers and plants, and animals still hunted and nested in the nooks of hills and the caves of mountains.</text:span><text:span text:style-name="T200"> </text:span><text:span text:style-name="T197">This was the way of the world before the coming of the Far Ul.</text:span></text:p>
      <text:p text:style-name="P4"/>
      <text:p text:style-name="Standard_20__28_user_29_"><text:span text:style-name="T146">Uncounted Years Before Burned Time—The </text:span><text:span text:style-name="T190">violent awakening of the Lineaments of Artifex rock</text:span><text:span text:style-name="T156">ed</text:span><text:span text:style-name="T190"> Asfalon. Power, Reason, Ambition, Fear, Growth, Shadow, and Creativity confronted </text:span><text:span text:style-name="T192">the Lineaments of Asfalon: Victory, Folly, Passion, Revelation, Decay, Grace, Mystery, and Inhumanity. The Lineaments scatter</text:span><text:span text:style-name="T191">ed</text:span><text:span text:style-name="T192"> across Asfalon, beginning the final part of their war. The Lineaments of Artifex hunted down the Nousants, destroying all </text:span><text:span text:style-name="T152">until reaching the most powerful of them: Ehlu, the weapon used by Asfalon to so completely annihilate Artifex. Here on Ehlu </text:span><text:span text:style-name="T153">the war slowed; a period of quiet came over Asfalon. </text:span><text:span text:style-name="T154">Growth had nullified the power of Ehlu, tethering itself to </text:span><text:span text:style-name="T157">the Nousant</text:span><text:span text:style-name="T154">. Asfalon’s Decay latched to Growth, feeding off the Lineament and hastening the Aberration's revivification. Creativity, the mastermind of Artifex, remained with Growth at this time and used their power to maintain Growth’s unlife under the shroud of Shadow. </text:span><text:span text:style-name="T155">The remaining Lineaments of Artifex bode their time, waiting until Ehlu became vulnerable enough to kill. </text:span><text:span text:style-name="T157">Asfalon stilled, awaiting the arrival of a new race to replace the Nousants.</text:span></text:p>
      <text:p text:style-name="P4"/>
      <text:p text:style-name="Standard_20__28_user_29_"><text:span text:style-name="T146">373,800,000 BBT-- A race of shapeshifters, </text:span><text:span text:style-name="T193">ancestors of the race eventually known as </text:span><text:span text:style-name="T146">the Far Ul, develop</text:span><text:span text:style-name="T194">ed</text:span><text:span text:style-name="T146"> o</text:span><text:span text:style-name="T193">ff</text:span><text:span text:style-name="T146"> </text:span><text:span text:style-name="T193">the coa</text:span><text:span text:style-name="T194">s</text:span><text:span text:style-name="T193">t of a</text:span><text:span text:style-name="T146"> southern peninsula in the ring of Perakor. They </text:span><text:span text:style-name="T195">sw</text:span><text:span text:style-name="T157">a</text:span><text:span text:style-name="T195">m and </text:span><text:span text:style-name="T146">walk</text:span><text:span text:style-name="T194">ed</text:span><text:span text:style-name="T146"> long under the twin moons of the world </text:span><text:span text:style-name="T196">for millennia</text:span><text:span text:style-name="T146">, for the lives of the Far Ul are long. Some Far Ul walk</text:span><text:span text:style-name="T194">ed</text:span><text:span text:style-name="T146"> the earth for twenty-five-</text:span><text:soft-page-break/><text:span text:style-name="T146">thousand years before their bodies or minds fail</text:span><text:span text:style-name="T194">ed</text:span><text:span text:style-name="T146"> them, but many die</text:span><text:span text:style-name="T194">d</text:span><text:span text:style-name="T146"> far sooner. There are others, though, </text:span><text:span text:style-name="T196">that</text:span><text:span text:style-name="T146"> </text:span><text:span text:style-name="T157">were</text:span><text:span text:style-name="T146"> granted life by their own power.</text:span></text:p>
      <text:p text:style-name="P4"/>
      <text:p text:style-name="P4">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58">T</text:span>he Far Ul reach<text:span text:style-name="T250">ed</text:span> the central island, Iniva, around this time.</text:p>
      <text:p text:style-name="P36">-The <text:span text:style-name="T1">shape</text:span>shifters change<text:span text:style-name="T1">d</text:span> quickly to their environments. <text:span text:style-name="T3">They mimicked the other creatures around them, </text:span><text:span text:style-name="T250">rapidly</text:span><text:span text:style-name="T3"> diversifying</text:span>.</text:p>
      <text:p text:style-name="P39">-<text:span text:style-name="T3">Some beings crawl</text:span><text:span text:style-name="T250">ed</text:span><text:span text:style-name="T3"> upon the shores of Iniva, living in the new forests of the world.</text:span></text:p>
      <text:p text:style-name="P4"/>
      <text:p text:style-name="P4">148,725,000 BBT—<text:span text:style-name="T3">After hundreds of millions of years, the Far Ul </text:span><text:span text:style-name="T251">had </text:span><text:span text:style-name="T3">spread through the waters of the world, creating small pockets of diverse beings. The most prominent of the water-dwelling Far Ul were the Onear, from which many other species drew their ancestry. </text:span>Some Onear crawl<text:span text:style-name="T251">ed</text:span> upon the southern sands of Luazil <text:span text:style-name="T4">around this time, starting the development of the </text:span>Loss’kelvar.</text:p>
      <text:p text:style-name="P40"><text:span text:style-name="T146">-The Okemenel first beg</text:span><text:span text:style-name="T158">a</text:span><text:span text:style-name="T146">n to develop in Adasol. These beings follow</text:span><text:span text:style-name="T205">ed</text:span><text:span text:style-name="T146"> the migration of sharks, and from them they learn</text:span><text:span text:style-name="T205">ed</text:span><text:span text:style-name="T146"> predatory habits. They t</text:span><text:span text:style-name="T158">ook</text:span><text:span text:style-name="T146"> the forms of </text:span><text:span text:style-name="T206">huge </text:span><text:span text:style-name="T146">savage creatures. </text:span><text:span text:style-name="T206">Adasol’s mega fauna and mega flora allow</text:span><text:span text:style-name="T205">ed</text:span><text:span text:style-name="T206"> huge creatures to grow and adapt. The Okemenel gr</text:span><text:span text:style-name="T158">e</text:span><text:span text:style-name="T206">w to match the ferocious landscape.</text:span></text:p>
      <text:p text:style-name="P41"/>
      <text:p text:style-name="P46"><text:span text:style-name="T159">10</text:span><text:span text:style-name="T160">0</text:span><text:span text:style-name="T207">,000,000 BBT—Some Loss’kelvar migrate</text:span><text:span text:style-name="T208">d</text:span><text:span text:style-name="T207"> to the far south-western reaches of Luazil, where a thin peninsula stretche</text:span><text:span text:style-name="T161">d</text:span><text:span text:style-name="T207"> </text:span><text:span text:style-name="T174">over</text:span><text:span text:style-name="T207"> the rim of the world. </text:span><text:span text:style-name="T245">They had discovered an important place to the development of the planet’s ecology: a strip of land bridging the hemispheres of the world. The peninsula barely connected with land inside the bowl of the world, part of what would become Yaltali and Nomenes. </text:span><text:span text:style-name="T207">These Loss’kelvar </text:span><text:span text:style-name="T161">were</text:span><text:span text:style-name="T207"> faced with forest fires from a particularly dry string of seasons, and they </text:span><text:span text:style-name="T174">fled across the bridge to escape</text:span><text:span text:style-name="T207">. </text:span><text:span text:style-name="T245">Here, </text:span><text:span text:style-name="T174">t</text:span><text:span text:style-name="T207">hey look to the sky and see the universe in all of its beauty, and they are enraptured. </text:span><text:span text:style-name="T209">These people are the Orun, a shapeshifting primarily humanoid race descended from the Loss’kelvar. They hold many of the bestial traits of their ancestors.</text:span></text:p>
      <text:p text:style-name="P42"><text:span text:style-name="T70"><text:tab/></text:span><text:span text:style-name="T71">They spread to the larger continent to the south west, and </text:span><text:span text:style-name="T72">from there they were forced to stretch </text:span><text:span text:style-name="T71">along the coast to the creviced highlands </text:span><text:span text:style-name="T72">to the south by the massive predators</text:span><text:span text:style-name="T73">. </text:span><text:span text:style-name="T72">Caves and crevices offered protection from the giant reptilian creatures that roamed the forests and skies.</text:span></text:p>
      <text:p text:style-name="P42"><text:span text:style-name="T72"><text:tab/></text:span><text:span text:style-name="T74">Those Orun that remained on the island took a smaller stature than those on the mainland to the west.</text:span></text:p>
      <text:p text:style-name="P39"/>
      <text:p text:style-name="P4"><text:soft-page-break/>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4"/>
      <text:p text:style-name="P6">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2">and savage</text:span>. These characteristics manifest in their speech.</text:p>
      <text:p text:style-name="P7"><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7"/>
      <text:p text:style-name="P6"><text:span text:style-name="T12"><text:tab/></text:span><text:span text:style-name="T130">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31">The full-fledged sentience of the Far Ul gave Asfalon a safety that it did not have before; for if Ehlu had been killed by the Lineaments of Artifex, Asfalon itself would have died. With the development of the Far Ul, though, destruction seemed </text:span><text:span text:style-name="T62">distant</text:span><text:span text:style-name="T131">.</text:span></text:p>
      <text:p text:style-name="P36">-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6"><text:tab/><text:span text:style-name="T125">The Loss’kelvar are heavily influenced by Revelation, the Lineament of Asfalon residing in Luazil. Revelation slept, though even in slumber the cold intake of breathe at the beginning of a Loss’kelvar hunt would grant them heightened senses and keener minds.</text:span></text:p>
      <text:p text:style-name="P36">-<text:span text:style-name="T71">The Orun name the island they first lived on Yaltali. </text:span><text:span text:style-name="T74">The island-dwelling Orun called themselves Kekere after their interactions with the tall mainland Orun, which they called Nla.</text:span></text:p>
      <text:p text:style-name="P36"><text:soft-page-break/>-<text:span text:style-name="T126">The Okemenel Autochthons first manifest as a means to protect themselves from the Lineament of Fear, </text:span><text:span text:style-name="T127">which lived in the caverns beneath Adasol.</text:span></text:p>
      <text:p text:style-name="P4"/>
      <text:p text:style-name="P4">5,550,000 BBT—The Okemenel’s tribes fight savagely with each other, <text:span text:style-name="T128">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1">s</text:span>. These creatures dominate the other tribes. Those who do not take this draconic form are known as the Rhovari.</text:p>
      <text:p text:style-name="P4"/>
      <text:p text:style-name="P8">3,054,000 BBT—The Waith Vedea on Iniva begin scraping trees away to reveal flint and rocks beneath. The first surface mines are developed by isolated tribes.</text:p>
      <text:p text:style-name="P8"/>
      <text:p text:style-name="P8">2,832,000 BBT—The Waith on Iniva begin to fish in the rivers with primitive canoes and other non-sailing vessels.</text:p>
      <text:p text:style-name="P4"/>
      <text:p text:style-name="P4">2,520,000 BBT—The Loss’kelvar develop a unique culture. <text:span text:style-name="T10">T</text:span>he<text:span text:style-name="T47">y</text:span> <text:span text:style-name="T10">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19">which they believed was an island within the center of an isolated northern lake. </text:span><text:span text:style-name="T120">There, Agash’Kelesh and Rikshe’Kelesh lived and ruled. This was their divine domain.</text:span></text:p>
      <text:p text:style-name="P4"/>
      <text:p text:style-name="P8">1,202,000 BBT—Waith begin making pottery. <text:span text:style-name="T11">The Loss’kelvar also begin making pottery around this time.</text:span></text:p>
      <text:p text:style-name="P8"/>
      <text:p text:style-name="P8">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8"/>
      <text:p text:style-name="P9">600,000 BBT—The Orun of Nomenes enter the Neolithic period. The Kekere domesticate the small raptors of the island Yaltali.</text:p>
      <text:p text:style-name="P8"/>
      <text:p text:style-name="P3"><text:span text:style-name="T146">534,000 BBT—The Waith begin to build temples dedicated to the two moons. </text:span><text:span text:style-name="T147">These temples have the first reference to the social pair, the atta. </text:span><text:span text:style-name="T148">This develops the waith religious idea of Or and Nu as well, the two homes of the gods above and beneath the world. </text:span><text:span text:style-name="Default_20_Paragraph_20_Font"><text:span text:style-name="T148">They give the names Celcerul and Celegros to the two moons. </text:span></text:span><text:soft-page-break/><text:span text:style-name="Default_20_Paragraph_20_Font"><text:span text:style-name="T148">They also differentiate between animals and those beings descended from early shape shifters—the descendants they call </text:span></text:span><text:bookmark-start text:name="_Hlk29127578"/><text:span text:style-name="Default_20_Paragraph_20_Font"><text:span text:style-name="T148">f</text:span></text:span><text:span text:style-name="Default_20_Paragraph_20_Font"><text:span text:style-name="T149">ë</text:span></text:span><text:span text:style-name="Default_20_Paragraph_20_Font"><text:span text:style-name="T148">a</text:span></text:span><text:bookmark-end text:name="_Hlk29127578"/><text:span text:style-name="Default_20_Paragraph_20_Font"><text:span text:style-name="T148">, or fey.</text:span></text:span></text:p>
      <text:p text:style-name="P8"/>
      <text:p text:style-name="P10">350,000 BBT—<text:span text:style-name="T34">An early </text:span>ancestor to the modern Orun language begins to spread from Kijikiji.</text:p>
      <text:p text:style-name="P8"/>
      <text:p text:style-name="P8">312,000 BBT—The Waith begin to weave early linen and textiles, and the settlement of <text:s/><text:span text:style-name="T10">Sarn grew to hold thousands of Waith. Sarn is the first Waithi city, and as the Waith are the most advanced race of the Far Ul, Sarn is the world’s first city.</text:span></text:p>
      <text:p text:style-name="P8"/>
      <text:p text:style-name="P11"><text:span text:style-name="T71">280,000 BBT—</text:span><text:span text:style-name="T75">The societies of the Kekere and Nla </text:span><text:span text:style-name="T48">were</text:span><text:span text:style-name="T75"> deeply intertwined. They </text:span><text:span text:style-name="T34">now</text:span><text:span text:style-name="T75"> shared a common language and common names for the places around them. The Nla populated the north eastern </text:span><text:span text:style-name="T76">jungle </text:span><text:span text:style-name="T75">corner of Nomenes, name Kijikiji in their tongue. They stretched from the giant mangroves to the steep cliffs of the lakes to the south, </text:span><text:span text:style-name="T76">the region named Ka in the Orun language</text:span><text:span text:style-name="T75">. </text:span><text:span text:style-name="T77">Within both Kijikiji and Ka there were many locations of importance within Orun culture.</text:span></text:p>
      <text:p text:style-name="P11"><text:span text:style-name="T77"><text:tab/></text:span><text:span text:style-name="T75">The Kekere are spread throughout Yaltali, but the twisting mountains and deep valleys isolate many of the tribes. Those tribes that interact most with the Nla lived in central Yaltali and on the south-western coasts.</text:span></text:p>
      <text:p text:style-name="P12"><text:span text:style-name="T75"><text:tab/></text:span><text:span text:style-name="T71">The </text:span><text:span text:style-name="T74">Nla</text:span><text:span text:style-name="T71"> </text:span><text:span text:style-name="T49">settle</text:span><text:span text:style-name="T48">d</text:span><text:span text:style-name="T49"> the city of</text:span><text:span text:style-name="T71"> Iluy </text:span><text:span text:style-name="T78">in </text:span><text:span text:style-name="T48">Kijikiji</text:span><text:span text:style-name="T79">. The first people of the city </text:span><text:span text:style-name="T80">gathered there as they followed Akanni the Hunter, who had trapped one of the mighty crocodiles that roamed the jungle rivers.</text:span></text:p>
      <text:p text:style-name="P8"/>
      <text:p text:style-name="P13">164,000 BBT—The Orun culture shifts to more complex civilization <text:span text:style-name="T107">as the populations within cities continue to grow</text:span>. The first Orun kingdom is formed around Iluy, <text:span text:style-name="T107">where temples to the patron gods of the city brought people together under a common identity</text:span>. <text:span text:style-name="T106">The first Orun kingdom was organized under the </text:span><text:span text:style-name="T107">priest-</text:span><text:span text:style-name="T106">king Oorwadamilare.</text:span></text:p>
      <text:p text:style-name="P14"><text:tab/>The Orun language now closely resembles modern Orun.</text:p>
      <text:p text:style-name="P8"/>
      <text:p text:style-name="P15">162,000 BBT – Oorwadamilare is killed, and his son Omabolaji takes his place as high priest. <text:span text:style-name="T124">Around this time, the people of this early civilization begin to call themselves the “Awonolorun”, the “Godly Ones”. Their civilization is thus “Awonolor”.</text:span></text:p>
      <text:p text:style-name="P15"/>
      <text:p text:style-name="P16"><text:span text:style-name="T132">160,000 BBT – The city of Moren </text:span><text:span text:style-name="T63">began</text:span><text:span text:style-name="T132"> to rival Iluy, and eventually the rivalry gr</text:span><text:span text:style-name="T63">ew</text:span><text:span text:style-name="T132"> to the point where the two cities warred. </text:span><text:span text:style-name="T133">The conflicts between Moren and Iluy helped grow inequalities in Orun society as many in the cities looked towards figures of leadership and wealth to guide them. The beginnings of a rudimentary class </text:span><text:soft-page-break/><text:span text:style-name="T133">structure develop</text:span><text:span text:style-name="T134">ed</text:span><text:span text:style-name="T133">. </text:span><text:span text:style-name="T134">It was around this millennium that the warrior-priest Moniade of Moren slew Omabolaji of Iluy and took control of both cities.</text:span></text:p>
      <text:p text:style-name="P17"/>
      <text:p text:style-name="P18">160,000 - <text:span text:style-name="T134">1</text:span>48,000 BBT—Priest-kings and warlords rise to power in many scattered cities of the Orun. Cities and villages fought wars in the names of their patron deities, and cities grew and fell with their leaders.</text:p>
      <text:p text:style-name="P18"><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35">Waka. While the cities of Yanrin still acted mostly autonomously, the temples and warlords paid a portion of their sacrifices as tithes to Oorunyemi in Ade. Traders between Yanrin and Kijikiji began to spread the faith in Waka </text:span><text:span text:style-name="T136">and the structure that Oorunyemi brought to Yanrin.</text:span></text:p>
      <text:p text:style-name="P19"/>
      <text:p text:style-name="P20"><text:span text:style-name="T136">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4"> the patron deities of cities into larger-scale pantheons. </text:span><text:span text:style-name="T65">Many legends of deities and heroes come from this time as people share their ancient stories.</text:span></text:p>
      <text:p text:style-name="P21"><text:tab/>The growth of pantheons brings about the birth of Autochthons in the regions of the Orun. The gods of the stories walked the valleys and canopies and exerted their influences upon the growing cities.</text:p>
      <text:p text:style-name="P8"/>
      <text:p text:style-name="P22">142,000 BBT—Sarn reaches its height.</text:p>
      <text:p text:style-name="P22"/>
      <text:p text:style-name="P23"><text:span text:style-name="T105">124,133 BBT— </text:span><text:span text:style-name="T100">In the early times of the Orun in Nomenes, </text:span><text:span text:style-name="T101">the god </text:span><text:span text:style-name="T100">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1"/>
      <text:p text:style-name="P33"><text:span text:style-name="T45"><text:tab/>Boju Boju</text:span><text:span text:style-name="T36"> was the greatest mask-maker in all of Ka and the lands beyond. His masks were carefully carved for each of their wearers, and etched on their faces were the most pure distillations of the spirits of those that wore them. </text:span><text:span text:style-name="T37">Not only were the masks beautiful, but they carried with them a power granted by the gods themselves. Those that wore the masks of Boju Boju were uncontested in their pursuits—un-defeatable. </text:span><text:span text:style-name="T38">This is what the city thought, at least. Boju Boju, in </text:span><text:soft-page-break/><text:span text:style-name="T38">truth, held little skill at all. He had beneath him an Apprentice whose masks he sold as his own, never giving fair credit or payment to the </text:span><text:span text:style-name="T46">one</text:span><text:span text:style-name="T38"> who made them.</text:span></text:p>
      <text:p text:style-name="P33"><text:span text:style-name="T38"><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37">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3"><text:span text:style-name="T37"><text:tab/>When next Boju Boju returned to </text:span><text:span text:style-name="T39">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0">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3"><text:soft-page-break/><text:span text:style-name="T40"><text:tab/>When finally Dzuzzun presented the mask to Boju Boju whom he knew to be the Faceless One, he bowed low and feigned </text:span><text:span text:style-name="T41">resignation. “Your mask is here, my divine Master,” spoke the Apprentice.</text:span></text:p>
      <text:p text:style-name="P33"><text:span text:style-name="T41"><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2">Ajalu was sucked into the mask that he wore, forever bound within its confines. The mask of Dzuzzun pulsed with power—it fed off of Ajalu’s divine spark bound to the other mask and granted Dzuzzun the Apprentice the power of the trapped god. As </text:span><text:span text:style-name="T43">Ajalu’s</text:span><text:span text:style-name="T42"> power exploded through Dzuzzun, his body was </text:span><text:span text:style-name="T43">turned to ash and his mask clattered to the floor. The two most powerful and perfect masks ever created lay quietly on the floor of Boju Boju’s wood shop.</text:span></text:p>
      <text:p text:style-name="P34"><text:span text:style-name="T43"><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5">claimed</text:span><text:span text:style-name="T43"> his </text:span><text:span text:style-name="T44">soul.</text:span><text:span text:style-name="T43"> </text:span><text:span text:style-name="T35">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2"/>
      <text:p text:style-name="P35"><text:span text:style-name="T101"><text:tab/></text:span><text:span text:style-name="T102">The old kingdom of Ka was overthrown, and Dzuzzun brought in an age of rule by divine decree. Unlike previous rulers who had little true influence outside of their home cities, Dzuzzun passed sweeping changes over the entire region of Ka. </text:span><text:span text:style-name="T104">A</text:span><text:span text:style-name="T103"> new order flowed in </text:span><text:span text:style-name="T102">with the birth of the early Ebo system in the Orun culture.</text:span><text:span text:style-name="T103"> Spear and shield warfare become common, </text:span><text:span text:style-name="T104">and Dzuzzun took this development into wars with the kings of Kijikiji to the north</text:span><text:span text:style-name="T103">.</text:span></text:p>
      <text:p text:style-name="P22"/>
      <text:p text:style-name="P24">110,000 BBT—Iluy holds more than 40,000 <text:span text:style-name="T33">Nla</text:span>.</text:p>
      <text:p text:style-name="P4"/>
      <text:p text:style-name="P4">100,000 BBT—The few Okemenel that are left after the savagery on Adasol begin to follow one known as Comenraan, the mightiest among them. They worship him, <text:soft-page-break/>and live in the warm jungles, the Grove of Comenraan. Generations of adheren<text:span text:style-name="T11">ce</text:span> and worship have made Comenraan continue to live <text:span text:style-name="T11">unnaturally long</text:span> and gain power, feeding his life force with the power of others. <text:span text:style-name="T137">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1">a city-like expanse to hold thousands of Okemenel</text:span>. <text:span text:style-name="T138">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39">Here Comenraan encountered Fear, and the Lineament’s manipulation of the Apotheid began. </text:span><text:span text:style-name="T140">Fear saw the potential of Comenraan, the power that the mortal being held. Fascinated, Fear sought Power and Ambition and formed a plan to use the mortals in their war against Asfalon.</text:span></text:p>
      <text:p text:style-name="P4"/>
      <text:p text:style-name="P4">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0">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0">Like Comenraan and the Okemenel, the Onear begin to regard Uygun as their deity-savior, the giver of life and the king of the seas. </text:span><text:span text:style-name="T30">Eventually, he rises to the level of an Apotheid as well (though he wields less power than Comenraan).</text:span></text:p>
      <text:p text:style-name="P4"/>
      <text:p text:style-name="P25"><text:soft-page-break/><text:span text:style-name="T105">124,133 - </text:span>98,000 BBT – <text:span text:style-name="T108">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12">the structure of which was recorded by a new and spreading writing system</text:span><text:span text:style-name="T108">. </text:span><text:span text:style-name="T110">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08"> </text:span><text:span text:style-name="T109">He built the city of Teniayo in the Daabobo mountains to act as his grand divine temple in the center of the three regions of the Nla. </text:span><text:span text:style-name="T110">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11">This began the Elder Passage, the divine transition of power from one Akobi to the next. </text:span><text:span text:style-name="T113">The Elder Passage is not yet at its modern interpretation; at this time the Akobi was not chosen from a youth. </text:span><text:span text:style-name="T124">The kingdom that Dzuzzun left behind became known as “Ebo” after its labor system.</text:span></text:p>
      <text:p text:style-name="P25"/>
      <text:p text:style-name="P26">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14">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6"><text:tab/><text:span text:style-name="T115">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4"/>
      <text:p text:style-name="P4">90,000 BBT—<text:span text:style-name="T13">Sarn falls to raids from neighboring settlements.</text:span> The island <text:span text:style-name="T13">became</text:span> divided among the groups, each making their own small cities to protect their people. There were many groups of the Waith, but few were prominent in the millennium to come.</text:p>
      <text:p text:style-name="P2"><text:span text:style-name="T13">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6">-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6">-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6">-One of the mightiest clans to leave during the Keles was that of Castion, the Son of the Sea, and his sister Rosiell. <text:span text:style-name="T14">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6">-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29">Here on Adasol a new figure joined the crews of the Waith Lasi unbeknownst to the mortals: Ambition.</text:span></text:p>
      <text:p text:style-name="P50">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50">Guire and Selor merge their houses on the mountaintops of Rhunendor to mark their union <text:span text:style-name="T141">as a great atta</text:span>, and they name themselves Waith Rhun. Years they explore the land, and after twenty years <text:span text:style-name="T129">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29">new</text:span> presence among them. Moonlight glistened on the pool and the birds flew from their branches. In that moment, a being appeared on the surface of the water—a <text:span text:style-name="T66">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50">Hera’roilya is in conflict, as his self is a contradiction. He is Good, Evil, and Neutrality; Law and Chaos. <text:span text:style-name="T7">He is, to the Waith before him, a perfect trifecta of three atta, thus a holy being.</text:span> In his first moments <text:span text:style-name="T142">Awakened</text:span>, he <text:span text:style-name="T142">carries out the plan of Fear. Power </text:span>touches Guire and Selor, bestowing upon them an idea of his power <text:span text:style-name="T143">and awakening within them the simtir cada</text:span>. To them he teaches the first magics of the world—the magic of raw power, the manipulation of reality and of non-reality. Hera’roilya fades, and tells Guire and Selor <text:span text:style-name="T144">that the time was now for their world to die, for a final blow to be struck against Ehlu. Even as he stood, Ehlu awoke and trembled</text:span><text:span text:style-name="T7">:</text:span> <text:span text:style-name="T7">e</text:span>arthquakes rock<text:span text:style-name="T144">ed</text:span> the landscape, monsoons brew<text:span text:style-name="T144">ed</text:span> in the oceans, and volcanoes <text:span text:style-name="T67">shook</text:span>.</text:p>
      <text:p text:style-name="P53"><text:span text:style-name="T146">Hera’roilya ask</text:span><text:span text:style-name="T162">ed</text:span><text:span text:style-name="T146"> them to </text:span><text:span text:style-name="T162">use their new power to save the waith from the coming destruction, from the death of Ehlu</text:span><text:span text:style-name="T217">. The two waith were afraid—</text:span><text:span text:style-name="T162">and at that moment Passion, a Lineament of Asfalon, came upon them </text:span><text:span text:style-name="T163">and manipulated their fear</text:span><text:span text:style-name="T162">. Passion overtook the minds of Guire and Selor, and the waith selfishly used their powers to preserve Ehlu instead of hastening its defeat.</text:span><text:span text:style-name="T218"> They decided to </text:span><text:span text:style-name="T146">entomb </text:span><text:span text:style-name="T219">and tether</text:span><text:span text:style-name="T146"> </text:span><text:span text:style-name="T162">Hera’roilya</text:span><text:span text:style-name="T146"> in a stasis beneath the world, </text:span><text:span text:style-name="T220">in the land of Nu where the waith gods lived</text:span><text:span text:style-name="T146">. </text:span><text:span text:style-name="T220">There, they believed, the gods could imprison Hera’roilya.</text:span><text:span text:style-name="T146"> Guire and Selor </text:span><text:span text:style-name="T220">use their new magic to travel to Nu with Hera’roilya. Nu, the island below the world where some of the waith gods lived, </text:span><text:span text:style-name="T221">existed </text:span><text:span text:style-name="T165">within</text:span><text:span text:style-name="T221"> </text:span><text:span text:style-name="T220">th</text:span><text:span text:style-name="T221">e</text:span><text:span text:style-name="T220"> Eye of Ehlu</text:span><text:span text:style-name="T218">,</text:span><text:span text:style-name="T146"> </text:span><text:span text:style-name="T218">t</text:span><text:span text:style-name="T146">he </text:span><text:span text:style-name="T221">barren center of the Nousant</text:span><text:span text:style-name="T146"> with a single oasis of time. They </text:span><text:span text:style-name="T220">spoke to the gods of their plight and the disaster that could befall all waith, and they work alongside the gods</text:span><text:span text:style-name="T146"> to create a tomb for Hera’roilya—a place made by the hands of those who cry for the being, </text:span><text:span text:style-name="T218">for they knew that in betraying this being they would be committing a great crime throughout the world</text:span><text:span text:style-name="T146">. </text:span><text:span text:style-name="T222">Here Power would be tethered. </text:span><text:span text:style-name="T146">As they finish, they </text:span><text:span text:style-name="T164">captured</text:span><text:span text:style-name="T146"> Hera’roilya </text:span><text:span text:style-name="T223">and lay him </text:span><text:span text:style-name="T146">in the tomb and summon to them Celegros, the great celestial power </text:span><text:span text:style-name="T220">and god of many things</text:span><text:span text:style-name="T146">, twin to Celcerul. </text:span><text:span text:style-name="T220">Celegros is the god of the red moon, and Guire and Selor entreat with him and plead for his aid. </text:span><text:span text:style-name="T146">Celegros is the only thing that could keep the unbridled power of Hera’roilya from escaping the Eye of Ehlu, </text:span><text:span text:style-name="T220">and the god agrees to aid them, though the price would be high. He pulls the red moon from the sky.</text:span><text:span text:style-name="T146"> This is the Valcone. As Celegros is summoned below the world, the red night dies. </text:span><text:span text:style-name="T218">The Waith cry as the Celestial Atta is torn, and the cycle of reincarnation can no longer end. </text:span><text:span text:style-name="T146">The soft blue light of Celcerul shines down, mocking the red wolves of the north. While the imprisonment of Hera’roilya by Guire and Selor saves the world the misery of his death, it kindles a powerful fire within the hearts of the Loss’kelvar. The Loss’kelvar </text:span><text:soft-page-break/><text:span text:style-name="T146">know this moment as Sa’Kurtha. </text:span><text:span text:style-name="T224">When </text:span><text:span text:style-name="T146">Agash’Kelesh vanishes from the sky, </text:span><text:span text:style-name="T224">the god is slain on the island of Keleshe.</text:span><text:span text:style-name="T146"> </text:span><text:span text:style-name="T224">Agash’Kelesh, the red moon, was the doorway and gatekeeper of their island afterlife. Without Agash’Kelesh, no Loss’kelvar can pass to the land of their ancestors; no Loss’kelvar can die</text:span><text:span text:style-name="T146">. The Loss’kelvar are quickly corrupted, unable to die but able to feel the pain of death. The fey of the north fall apart, their society crushed by the loss of Agash’Kelesh.</text:span></text:p>
      <text:p text:style-name="P54"><text:span text:style-name="T146">Guire and Selor return to the world and find Revion of the Waith Ceat. They tell him of Hera’roilya and his prison, and talk Revion to watch over the </text:span><text:span text:style-name="T166">Nu</text:span><text:span text:style-name="T146"> from Au Buza. They spend a time upon Au Buza to teach Revion of the magics they have glimpsed, and the </text:span><text:span text:style-name="T218">three</text:span><text:span text:style-name="T146">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text:span text:style-name="T225">a godly atta</text:span><text:span text:style-name="T146">. </text:span><text:span text:style-name="T226">The two waith share with the others the story of their trip to Nu and the burden of Celegros. The shattering of the celestial atta was a necessary evil for the survival of the race. This story spread throughout their people and was taken into their myths.</text:span><text:span text:style-name="T146">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text:span text:style-name="T225">who they taught first the art of magic</text:span><text:span text:style-name="T146">.</text:span></text:p>
      <text:p text:style-name="P51">For two thousand years, Guire and Selor ruled Rinadure and taught magic to 44 Waith, including their own children. When their children were of age, Guire and Selor knew it was time for them to share <text:span text:style-name="T59">the final detail of their deal with Celegros</text:span>. <text:span text:style-name="T121">Guire and Selor were allowed to share their magic with the waith for one generation, but at that time they must return to Nu and watch over the prison of Hera’roilya.</text:span> <text:span text:style-name="T121">And so the founders of magic</text:span> returned to the sanctuary of Hera’roilya beneath the world. There they continued to develop their magic and meditate. They sacrificed their lives for the preservation of their people.</text:p>
      <text:p text:style-name="P52">Finiel, Eres, Ralun, and Renno grappled with the knowledge of their parent’s <text:span text:style-name="T60">actions</text:span>. <text:span text:style-name="T9">Eres’</text:span><text:span text:style-name="T252">s instincts believed Power—she believed that the being was right in its desire to kill the world. To her, the celestial atta was too holy to remain broken. Even if the world had to be destroyed, the beliefs of their </text:span><text:soft-page-break/><text:span text:style-name="T252">people had to be worth something</text:span><text:span text:style-name="T9">. The others were possibly too enthralled with their new power to realize the extent of the blasphemy. Finiel loved the power he had gained, 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6"/>
      <text:p text:style-name="P36">-The Waith Adas first land far from the Grove of Comenraan at the mouth of the Rhu Anc. <text:span text:style-name="T14">T</text:span>he Okemenel are <text:span text:style-name="T14">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4">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50"/>
      <text:p text:style-name="P30"><text:span text:style-name="T146">85,000 BBT—The children of Guire and Selor, </text:span><text:span text:style-name="T227">now masters of their power after thousands of years and having taught almost 120 others, decide to share it with the other Waith. They plan to create great cities across the world, but know that they need a way to connect them. </text:span><text:span text:style-name="T228">Revelation whispers into the mind of Finiel and tells him of the essentia of Artifex, the desiccated remains of the corpse of Artifex now powerful reality-bending artifacts. Only mortals can properly use the essentia of a planar being—should a Lineament attempt to do little more than touch a piece of essentia, it </text:span><text:span text:style-name="T229">can destroy the being.</text:span><text:span text:style-name="T228"> </text:span><text:span text:style-name="T227">The four mages come together on the precipice of Au Buza, and with Revion the Guardian they pull from the bowl of the world four </text:span><text:soft-page-break/><text:span text:style-name="T167">shining lights</text:span><text:span text:style-name="T227">, the Anariima, </text:span><text:span text:style-name="T230">the remnant </text:span><text:span text:style-name="T201">essentia</text:span><text:span text:style-name="T216"> of Artifex</text:span><text:span text:style-name="T227">.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became a gate-like connection between them. These gates are manifested around small star-like stones.</text:span><text:span text:style-name="T146"> </text:span><text:span text:style-name="T227">Finiel, Renno, and Eres set out to the greatest of the other Waith peoples.</text:span><text:span text:style-name="T146"> </text:span><text:span text:style-name="T231">R</text:span><text:span text:style-name="T168">alun</text:span><text:span text:style-name="T231"> takes over Rinadure as the other children leave.</text:span></text:p>
      <text:p text:style-name="P37">-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7"><text:tab/>The Annonear under Uygun see the coming of power to the Waith Adas as a bad omen. Uygun sees the coming of Renno as a rivalry just as Comenraan had seen—<text:span text:style-name="T21">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1">not wishing to lose the power that the Waith Adas give to him but also not wanting the Waith Adas to be destroyed by the wrath of the Okemenel.</text:span> The great Annonear retreats into the depths of the ocean to ponder this.</text:p>
      <text:p text:style-name="P37"/>
      <text:p text:style-name="P38">-Eres came to Iniva as an emissary of the east, the first of the Waith Lasi to return <text:span text:style-name="T15">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5">the perfect being that granted this power</text:span>. She raised then the core of the most magnificent city of Waith, Uruzil, <text:span text:style-name="T15">upon the ruins </text:span><text:soft-page-break/><text:span text:style-name="T15">of Sarn</text:span>. The war-torn countryside and the high walls of the clans gave way to towers and streets, to towers that rose higher than the clouds, and to a great <text:span text:style-name="T15">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8"/>
      <text:p text:style-name="P36">-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text:soft-page-break/>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50">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6">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41"/>
      <text:p text:style-name="P44">84,000 BBT – <text:span text:style-name="T114">Ekai Kahn’</text:span><text:span text:style-name="T115">s material soul fades, and </text:span><text:span text:style-name="T116">he decrees that the next Akobi would be born on the very day of Ekai Kahn’s death. The Wonak would be responsible for locating the new Akobi, </text:span><text:span text:style-name="T117">and the Alagidi would be responsible for serving the young Akobi in their divine quest.</text:span></text:p>
      <text:p text:style-name="P44"/>
      <text:p text:style-name="P45">83,000 BBT – The Wonak of the Orun locate a potential Akobi. This youth was Oni, <text:span text:style-name="T118">a weaver’s apprentice. </text:span>To ensure the Orun they chose was truly empowered by the hands of the gods, they sent the young Orun on a quest—<text:span text:style-name="T118">the first Akobi trial</text:span>.</text:p>
      <text:p text:style-name="P45"/>
      <text:p text:style-name="P43"><text:span text:style-name="T118">82,900 BBT – Oni succeeded on her trial and was chosen as the next Akobi, taking the name An</text:span><text:span text:style-name="T68">u</text:span><text:span text:style-name="T118"> Kahn.</text:span></text:p>
      <text:p text:style-name="P41"/>
      <text:p text:style-name="P4">80,000 BBT—Another generation sees the four cities of the Waith thrive. <text:span text:style-name="T17">Thousands of Waith have now awakened their simtir cada throughout the four cities, and magic has spread into their culture and society at large.</text:span> Their agriculture and buildings are aided by the magic, and the <text:span text:style-name="T17">most respected Waith of the society are those most powerfully attuned to magic. </text:span><text:span text:style-name="T28">Waith gathered at the four cities, swelling them to the largest the world had yet seen. Tens of thousands </text:span><text:soft-page-break/><text:span text:style-name="T28">lived within each city, and the hinterlands supported hundreds of thousands.</text:span> As the Waith gain power, however, the other fey races <text:span text:style-name="T17">take notice</text:span>. The caves of Comenraan are rank with hatred for the Waith Adas of Haloras. Comenraan is weak and furious—the Okemenel are few and far between though they are powerful. Their belief is not enough to sustain Comenraan’s lust. In a horrid twist 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6">-<text:span text:style-name="T81">Eres took a new apprentice, a child named Esteon. </text:span><text:span text:style-name="T82">Esteon, l</text:span><text:span text:style-name="T83">iterally meaning, “Masculine Name,” </text:span><text:span text:style-name="T84">was born </text:span><text:span text:style-name="T82">to </text:span><text:span text:style-name="T86">a</text:span><text:span text:style-name="T82"> once-great and wealthy Waith clan. The clan had been of political import in the ancient city of Sarn, helping raise Sarn to its height <text:s/>in 142</text:span><text:span text:style-name="T31">nd</text:span><text:span text:style-name="T85"> millennium</text:span><text:span text:style-name="T82"> BBT. After Sarn’s fall to neighboring skirmishes, many of the great families escaped the island of Iniva during the Keles. The ancestral </text:span><text:span text:style-name="T85">clan</text:span><text:span text:style-name="T82"> of Esteon did not, instead clinging to what little power they had left in Sarn. Over the following generations, the family lost everything to the continued squabbles that plagued Iniva and its clans. </text:span><text:span text:style-name="T85">They were diminished to impoverished farmers, but they clung still to their ancient pride and clan heirlooms.</text:span><text:span text:style-name="T82"> </text:span><text:span text:style-name="T83">Esteon </text:span><text:span text:style-name="T85">was born late in the 81</text:span><text:span text:style-name="T31">st</text:span><text:span text:style-name="T85">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84">As Esteon was trained by Eres, she found him to be the most prodigious apprentice she had ever seen. His power was marvelous to behold, and his drive was purely to help those in need.</text:span></text:p>
      <text:p text:style-name="P36"><text:soft-page-break/>-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2">It is also at this time that Renno makes a pact with Uygun, in that if she were to die, Onsinta would be his.</text:span></text:p>
      <text:p text:style-name="P36">-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29">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text:soft-page-break/>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4"/>
      <text:p text:style-name="P4">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4"/>
      <text:p text:style-name="P4">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4"><text:tab/>-During this time Bash pulls three cords from Corilya.</text:p>
      <text:p text:style-name="P4"/>
      <text:p text:style-name="P4">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text:soft-page-break/>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text:soft-page-break/>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heir defenses were laid low and a good many were maimed. The hosts of the south reached Harenyast and recovered.</text:p>
      <text:p text:style-name="P4"/>
      <text:p text:style-name="P4">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4"/>
      <text:p text:style-name="P4">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text:soft-page-break/>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4"><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4"/>
      <text:p text:style-name="P4">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4"/>
      <text:p text:style-name="P4">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4"/>
      <text:p text:style-name="P4">79,449 BBT—The mists of the north came down upon the Id Eida, and through them the peoples of Harenyast could hear raucous thumping, cracking, and crashing. A deep howl came forth from the mist, shaking the stones of the <text:soft-page-break/>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4"><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4"/>
      <text:p text:style-name="P4">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4"><text:soft-page-break/><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4"/>
      <text:p text:style-name="P4">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ext:soft-page-break/>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text:soft-page-break/>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4"><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4"><text:tab/>Arndulin Nuragon meets with Vantura Hylama as the soldiers of the Forhos fortify the gate to Haldarda. Those of the Forhos who cannot fight are led by Aluru through the Morinuin, along the supply routes to the southern coasts of Ger Geda.</text:p>
      <text:p text:style-name="P4"><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text:soft-page-break/>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4"/>
      <text:p text:style-name="P4">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4"><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4"/>
      <text:p text:style-name="P4">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ext:soft-page-break/>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4"><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4"><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4"><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4"><text:soft-page-break/><text:tab/>-<text:span text:style-name="T87">For many thousands of years, Guire and Selor meditated and spoke with Hera’roilya in his prison they built for him. They knew each other, and they knew what was to come. </text:span><text:span text:style-name="T253">It was during this time that Guire and Selor freed themselves from the influence of Passion and became servants of Artifex. They could not yet free Power from his prison, though, as Power insisted he stay tethered until the perfect moment to strike at Asfalon. </text:span><text:span text:style-name="T88">Selor asked Hera’roilya to help her after the war was done, to let her live on the Eye of Ehlu. Guire asked Hera’roilya to give guidance to the people of Rinadure after he was freed, for the city would be needed for the completion of Guire’s plan. To both of them Hera’roilya agreed, for he had forgiven them of their trespasses against him.</text:span></text:p>
      <text:p text:style-name="Standard_20__28_user_29_"><text:span text:style-name="T146"><text:tab/>-</text:span><text:span text:style-name="T246">Over the last 500 years, the Vanhar in the caves of the Morinuin built for themselves cities with the magic of their few </text:span><text:span text:style-name="T175">Ariel</text:span><text:span text:style-name="T246">. Their cities were hidden from the searching Gurohtar by </text:span><text:span text:style-name="T175">magic as well</text:span><text:span text:style-name="T246">. At this time the Vanhar had several cities, though two were far grander than the others. These were </text:span><text:span text:style-name="T248">Undutalath (City beneath the land) <text:s/>and Lumiria (gem of the deep). </text:span><text:span text:style-name="T247">During this time, the Vanhar farmed above ground and secreted the bounty beneath the ground. Ariel worked to hide the efforts.</text:span></text:p>
      <text:p text:style-name="P4"/>
      <text:p text:style-name="P4">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4"><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4"><text:tab/>Carelwen and Arndulin retreated north then, hiding in the trees and the rivers. But Nithos had spies there, and the two were followed. At the crossing of a <text:soft-page-break/>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4"><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4"><text:tab/></text:p>
      <text:p text:style-name="P4"/>
      <text:p text:style-name="P27">78,500 BBT—The children of Guire and Selor prepare for the worst. Finiel and Luazil are silent as the world prepares for war. The Waith Rhun and Ralun raise the Iantar to cover Rhunendor and hide Rinadure. <text:span text:style-name="T123">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6"><text:soft-page-break/>-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8">the Seven Waterfalls south of Rinadure</text:span>.</text:p>
      <text:p text:style-name="P36">-Renno sits in wait in her council room in Haloras. She looks out over the city—the tall pillars and smooth walls of marble hide the bustling Waith Adas. Suddenly, the city flashes with a blue glow—the gate of Glinoras is reopened. 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19">r</text:span> can she close the portal with the Loss’kelvar bearing through. She meditates and sends a message to Eres and Ralun of the fall of Haloras. Storm clouds roll over the city, and in a horrible extermination, Finiel calls thousands upon thousands of lightning bolts down 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6"><text:soft-page-break/>-Uygun watches the destruction of Haloras from the seas. Renno, his teacher and love, is dead. <text:span text:style-name="T21">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6">-Eres hears Renno’s message. Immediately, she knows to hide the city. The Anariima must be moved, hidden in some place inhospitable to life—if the 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6">-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4"/>
      <text:p text:style-name="P4">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45">and the true potential of the mortals of Asfalon</text:span>. He ripped the rim of the world and the image of the cosmos from the <text:span text:style-name="T69">Asfalon</text:span> and set it apart. There the island of Hera’roilya remains, the one place that it can be physically reached. Au Buza can be found no longer on the waters of Tyeluum, and <text:soft-page-break/>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6"/>
      <text:p text:style-name="P4">78,000 BBT— The isolation of the Waith is over as Uruzil is discovered by Raeg. Eres knows that war is soon to come. Eres tells her people that Uruzil will not fall as the other cities did—but she knows the truth. The city and its people can hold for generations, but their foes are lifeless, deathless, timeless. <text:span text:style-name="T89">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90">none of the Waith would be safe. </text:span><text:span text:style-name="T50">S</text:span><text:span text:style-name="T89">he may destroy her people in the process of saving them. </text:span>Long she thought on this problem, <text:span text:style-name="T91">and she decided to act upon the pact proposed by Finiel so long ago. She had to release Celegros and bring about the death of Hera’roilya. </text:span><text:span text:style-name="T89">Revion had cut the Eye of Ehlu from the world, making it seemingly impossible to access. Eres spend long years meditating on her magical powers, and she eventually came to one conclusion: </text:span>the creation of a fifth Anariima <text:span text:style-name="T89">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92">all things, preserving them from the destruction of Hera’roilya’s death</text:span>. This is Eres’s goal: for the evils of the world to be engulfed in the shadow of the gem and isolated, <text:span text:style-name="T92">the Waith </text:span><text:span text:style-name="T51">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ext:soft-page-break/>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4">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2">strengthening</text:span><text:span text:style-name="T24"> their magic</text:span>. <text:span text:style-name="T93">Esteon leads </text:span><text:span text:style-name="T52">a group of Esis</text:span><text:span text:style-name="T24">, and with their great power they raise a thick wall of stone into the sky, hundreds of feet high </text:span><text:span text:style-name="T93">and as thick as a mountain</text:span><text:span text:style-name="T24">.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1">who had grown large and furious and primal since the death of Renno. Uygun hated himself and had vowed to destroy Comenraan—now was his time.</text:span></text:p>
      <text:p text:style-name="P4"/>
      <text:p text:style-name="P4">76,000 BBT—Rarely could the great figures of power be seen in the field of battle after these thousands of years of war. The long years have wearied them, and often they stayed in their strongholds. <text:span text:style-name="T24">The fighting was small and far between—the wall around Iniva kept the Gurohtar, the Rotasere, and the Okemenel at bay. They attempted to break the stone of the walls, but it was as strong as a mountain, and any rift was defended by the mighty mage students of Eres. Within </text:span><text:soft-page-break/><text:span text:style-name="T24">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blood and causing great earthquakes with his lurches. <text:span text:style-name="T25">Vash Bash turned his Gurohtar on the Okemenel around Iniva—the betrayal was complete, slaughtering many Okemenel and turning those that wished to live to the side of Vash Bash.</text:span></text:p>
      <text:p text:style-name="P4"><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4"><text:tab/>-The Vahalis sings of this time as the Ora Lupei, the Time of Battle.</text:p>
      <text:p text:style-name="P36">-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text:soft-page-break/>is the only blade that could turn man to god. Even Vash Bash knew this blade to be vile and he used it only in jealously.</text:p>
      <text:p text:style-name="P4"/>
      <text:p text:style-name="P4">73,000 BBT—A<text:span text:style-name="T53">nother</text:span> a generation of war <text:span text:style-name="T94">passed around the city.</text:span> The Waith still fought, never forgetting the light of Guire. Vash Bash <text:span text:style-name="T95">came to the island and unleashed the power of Onsinta upon the great stone wall of the Waith. The wall crumbled under his power, and the battle began in earnest. It was then that </text:span>Waith from across the continents <text:span text:style-name="T54">came to</text:span> the call <text:span text:style-name="T95">of Eres</text:span> and brought aid. The Waith Lung under Nestadis came from the west with great ships and wild animals. 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96">and Esteon</text:span> took to the front lines, using <text:span text:style-name="T55">their</text:span> magic to hold the powerful enemies at bay. <text:span text:style-name="T95">The skies darkened, and Comenraan burst through the clouds, behind him a host of his remaining Okemenel. The monsters battled the Gurohtar and Waith alike. </text:span><text:span text:style-name="T97">Eres shouted to Esteon, “Hold the line! Rage against them! I must return to the temple.” Her old apprentice nodded, and Eres retreated to the high temple in the center of Uruzil. </text:span><text:span text:style-name="T95">The casualties were horrific, but Vash Bash </text:span><text:span text:style-name="T98">broke through Esteon’s line and </text:span><text:span text:style-name="T95">fought his way to the Temple of Eres. As the mad Loss’kelvar ripped his way through the streets of Uruzil, another force entered the fray:</text:span> the forces of Uygun f<text:span text:style-name="T95">e</text:span>ll upon the coasts <text:span text:style-name="T95">and encircled the enemies</text:span>. The Onear launch attacks from the watery canals of the <text:span text:style-name="T54">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56">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text:soft-page-break/>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6">pass through</text:span> Andolem.</text:p>
      <text:p text:style-name="P4"><text:tab/>Vash Bash emerges on the isle of Hera’roilya unsuspecting of the brilliant spectacle that awaited him. The swirling stars and galaxies that waited beneath the world blinded him for a moment, and when he opened his eyes he saw Eres 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99">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57">burning in the battle</text:span>. Her people were few, the streets were filled with the bodies of the sacrificed. She threw Celegros into the air.</text:p>
      <text:p text:style-name="P2">The world turns red, as if blood was poured over the sky. The Loss’kelvar look up and see the moon—and then <text:span text:style-name="T61">Agash’Kelesh</text:span> calls to them. <text:span text:style-name="T61">Agash’Kelesh</text:span>’s arms reach down and take its children unto it. As the red light of Celegros shines over the world it takes the souls of the Loss’kelvar unto it. They are freed at last to live in eternal peace in Keleshe—<text:span text:style-name="T23">but those Waith of the Rotasere are left behind, the curse of Arndulin binding them to life</text:span>. <text:span text:style-name="T27">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ext:soft-page-break/>the bottom of the <text:span text:style-name="T22">distant </text:span>seas. As Comenraan revels in his victory, Uygun pushes pas<text:span text:style-name="T22">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power of Corilya unchained broke Celegros into four pieces. As Celegros broke, the red light of the world faded to a sickening gray, dousing even the light of Celcerul. <text:span text:style-name="T122">The waith god, Celegros, was killed. The Loss’kelvar god, Agash’Kelesh, was killed. Keleshe was forever maimed. </text:span>Vash Bash strode from the Andolem then, only to see the power of Finiel destroy <text:span text:style-name="T122">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1"><text:span text:style-name="T146">As the dark gem swallowed all, Hera’roilya opened his eyes. He breathed, moving air through his lungs once again. </text:span><text:span text:style-name="T232">It was time to slaughter this world.</text:span><text:span text:style-name="T146"> He stood from his pedestal and stepped forward. With each step the world rocked. One. </text:span><text:span text:style-name="T169">T</text:span><text:span text:style-name="T146">he surface of the </text:span><text:span text:style-name="T169">world shatters</text:span><text:span text:style-name="T146">, </text:span><text:span text:style-name="T169">bringing</text:span><text:span text:style-name="T146"> great waves to beat the shores. Two. The wisps that remain of Yvari after the sundering of the Rim rise to create a global storm, </text:span><text:span text:style-name="T233">leveling forests and tearing at the mountains themselves</text:span><text:span text:style-name="T146">. Three. In his last act, Hera’roilya tears the present </text:span><text:span text:style-name="T234">moment</text:span><text:span text:style-name="T146"> from </text:span><text:span text:style-name="T170">Asfalon</text:span><text:span text:style-name="T146">. He pulls the world covered by the Andolem away, isolating it </text:span><text:span text:style-name="T233">forever</text:span><text:span text:style-name="T146">. He leaves </text:span><text:span text:style-name="T170">Asfalon</text:span><text:span text:style-name="T146"> in a state where the Andolem took only Iniva, leaving the world untouched by its power. In separating the Andolem present, Hera’roilya creates a plane of Shadow lying beneath the world. </text:span><text:span text:style-name="T233">As world was rent apart,</text:span><text:span text:style-name="T146"> Onsinta resonates this decree and forms another realm of its own will with the remnants of Corilya—an ethereal </text:span><text:span text:style-name="T169">mirror</text:span><text:span text:style-name="T146"> of </text:span><text:span text:style-name="T233">Andolem, </text:span><text:span text:style-name="T235">pulled from the world along with all magical energy</text:span><text:span text:style-name="T146">. </text:span><text:span text:style-name="T236">This changed </text:span><text:span text:style-name="T170">Asfalon</text:span><text:span text:style-name="T236"> forever. As the Trium Planes formed and the cycle of magic was changed, shifted to begin in Corilya, the Autochthons and their divine realms vanished. </text:span><text:span text:style-name="T240">The realm of the waith gods above </text:span><text:soft-page-break/><text:span text:style-name="T240">the world, </text:span><text:span text:style-name="T236">Or, and the gods of the waith </text:span><text:span text:style-name="T240">themselves </text:span><text:span text:style-name="T236">disap</text:span><text:span text:style-name="T237">p</text:span><text:span text:style-name="T236">eared, ripped from the world with Corilya. Keleshe and her island were no more. The gods of the Orun and their realm beneath the waves too were gone. </text:span><text:span text:style-name="T238">The gods left the world of mortals forever. </text:span><text:span text:style-name="T234">Magic was changed. The Lineaments of Asfalon were dealt a mighty blow.</text:span><text:span text:style-name="T238"> </text:span><text:span text:style-name="T241">Hera’roilya was nearly revived into Asfalon from his tether, and his actions sundered him into </text:span><text:span text:style-name="T146">six pieces: Good, Evil, Knowledge, Law, Creation, and Chaos, all aspects of the </text:span><text:span text:style-name="T171">Artifex</text:span><text:span text:style-name="T146">’s power. </text:span><text:span text:style-name="T239">The six aspects of Power shot through Ehlu and committed his greatest act: Power killed Ehlu.</text:span></text:p>
      <text:p text:style-name="P1"><text:span text:style-name="T172">H</text:span><text:span text:style-name="T233">e</text:span><text:span text:style-name="T146"> spilled the world over, emptying the Universe </text:span><text:span text:style-name="T233">into the darkness </text:span><text:span text:style-name="T146">around </text:span><text:span text:style-name="T172">Ehlu</text:span><text:span text:style-name="T146">. The two Anariima </text:span><text:span text:style-name="T173">beyond</text:span><text:span text:style-name="T146">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text:span text:style-name="T242">by the storms</text:span><text:span text:style-name="T146">. Good </text:span><text:span text:style-name="T179">returned to Iniva and laid his hand upon Andolem</text:span><text:span text:style-name="T146">, the gem swollen to engulf Iniva, and he soothed its fury. He took the Andolem into his possession, leaving only emptiness where Iniva once sat. Eres, Vash Bash, Nithos, </text:span><text:span text:style-name="T243">Uygun, </text:span><text:span text:style-name="T244">Selor,</text:span><text:span text:style-name="T243"> </text:span><text:span text:style-name="T146">and their peoples were all within the Andolem.</text:span></text:p>
      <text:p text:style-name="P56"><text:span text:style-name="Default_20_Paragraph_20_Font"><text:span text:style-name="T179">The Lineaments of Asfalon were struck, their power bottlenecked by the formation of the Trium Planes. The fury of Asfalon came forth as Passion hovered above the empty pit of Iniva, now filling with a storm of water. </text:span></text:span><text:span text:style-name="Default_20_Paragraph_20_Font"><text:span text:style-name="T151">Passion</text:span></text:span><text:span text:style-name="Default_20_Paragraph_20_Font"><text:span text:style-name="T146"> hovered above Iniva, even more terrible than Celegros. Doused in blood-red light, </text:span></text:span><text:span text:style-name="Default_20_Paragraph_20_Font"><text:span text:style-name="T176">h</text:span></text:span><text:span text:style-name="Default_20_Paragraph_20_Font"><text:span text:style-name="T249">e screamed, and the plane writhed. </text:span></text:span><text:span text:style-name="Default_20_Paragraph_20_Font"><text:span text:style-name="T176">T</text:span></text:span><text:span text:style-name="Default_20_Paragraph_20_Font"><text:span text:style-name="T150">he </text:span></text:span><text:span text:style-name="Default_20_Paragraph_20_Font"><text:span text:style-name="T176">Usada had begun</text:span></text:span><text:span text:style-name="Default_20_Paragraph_20_Font"><text:span text:style-name="T146">. </text:span></text:span><text:span text:style-name="Default_20_Paragraph_20_Font"><text:span text:style-name="T177">From </text:span></text:span><text:span text:style-name="Default_20_Paragraph_20_Font"><text:span text:style-name="T176">Passion’s</text:span></text:span><text:span text:style-name="Default_20_Paragraph_20_Font"><text:span text:style-name="T177"> eyes and mouth and arms spewed jets of fire longer than an ocean.</text:span></text:span><text:span text:style-name="Default_20_Paragraph_20_Font"><text:span text:style-name="T146"> This shatters Perakor, sending tentacles of fire across the world. </text:span></text:span><text:span text:style-name="Default_20_Paragraph_20_Font"><text:span text:style-name="T180">Passion</text:span></text:span><text:span text:style-name="Default_20_Paragraph_20_Font"><text:span text:style-name="T146"> rose above the fires of the Usada in his terrible beauty, and he rent the souls of </text:span></text:span><text:span text:style-name="Default_20_Paragraph_20_Font"><text:span text:style-name="T177">countless </text:span></text:span><text:span text:style-name="Default_20_Paragraph_20_Font"><text:span text:style-name="T146">thousands </text:span></text:span><text:span text:style-name="Default_20_Paragraph_20_Font"><text:span text:style-name="T177">around the world</text:span></text:span><text:span text:style-name="Default_20_Paragraph_20_Font"><text:span text:style-name="T146">.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80">Passion becomes the Usada, his form melts away into the perpetual storm.</text:span></text:span><text:span text:style-name="Default_20_Paragraph_20_Font"><text:span text:style-name="T146"> In this doom, the flowers of Guire unveil themselves. They give a legacy to the Waith, forming creatures in the far north. These creatures are much like the Waith </text:span></text:span><text:span text:style-name="Default_20_Paragraph_20_Font"><text:span text:style-name="T178">in form</text:span></text:span><text:span text:style-name="Default_20_Paragraph_20_Font"><text:span text:style-name="T146">, but they are </text:span></text:span><text:span text:style-name="Default_20_Paragraph_20_Font"><text:span text:style-name="T178">simple and young</text:span></text:span><text:span text:style-name="Default_20_Paragraph_20_Font"><text:span text:style-name="T146">—they are the elves. The first elves awaken in the violence of the Usada. They hide as the world shakes. Ash rains down across the world, blocking out the sun that was only just born. This begins the Times of Ash.</text:span></text:span></text:p>
      <text:p text:style-name="P1"><text:span text:style-name="Default_20_Paragraph_20_Font"><text:span text:style-name="T146"/></text:span></text:p>
      <text:p text:style-name="P47"><text:span text:style-name="Default_20_Paragraph_20_Font"><text:span text:style-name="T210"/></text:span></text:p>
      <text:p text:style-name="P49"><text:span text:style-name="Default_20_Paragraph_20_Font"><text:span text:style-name="T210">Executive Plot Summary:</text:span></text:span></text:p>
      <text:p text:style-name="P47"><text:span text:style-name="Default_20_Paragraph_20_Font"><text:span text:style-name="T185">-Asfalon kill</text:span></text:span><text:span text:style-name="Default_20_Paragraph_20_Font"><text:span text:style-name="T189">ed</text:span></text:span><text:span text:style-name="Default_20_Paragraph_20_Font"><text:span text:style-name="T185"> Artifex using the Nousant Ehlu and absorb</text:span></text:span><text:span text:style-name="Default_20_Paragraph_20_Font"><text:span text:style-name="T189">ed</text:span></text:span><text:span text:style-name="Default_20_Paragraph_20_Font"><text:span text:style-name="T185"> </text:span></text:span><text:span text:style-name="Default_20_Paragraph_20_Font"><text:span text:style-name="T189">Artifex’s</text:span></text:span><text:span text:style-name="Default_20_Paragraph_20_Font"><text:span text:style-name="T185"> Lineaments and Essentia.</text:span></text:span></text:p>
      <text:p text:style-name="P47"><text:span text:style-name="Default_20_Paragraph_20_Font"><text:span text:style-name="T185">-The Far Ul races evolved on Ehlu; the waith reached Bronze-Age technology when two members, Guire and Selor, aw</text:span></text:span><text:span text:style-name="Default_20_Paragraph_20_Font"><text:span text:style-name="T189">oke</text:span></text:span><text:span text:style-name="Default_20_Paragraph_20_Font"><text:span text:style-name="T185"> a Lineament of Artifex, Power, from its slumber.</text:span></text:span></text:p>
      <text:p text:style-name="P47"><text:span text:style-name="Default_20_Paragraph_20_Font"><text:span text:style-name="T185">-Power activate</text:span></text:span><text:span text:style-name="Default_20_Paragraph_20_Font"><text:span text:style-name="T189">d</text:span></text:span><text:span text:style-name="Default_20_Paragraph_20_Font"><text:span text:style-name="T185"> Guire and Selor’s </text:span></text:span><text:span text:style-name="Default_20_Paragraph_20_Font"><text:span text:style-name="T204">simtir cada </text:span></text:span><text:span text:style-name="Default_20_Paragraph_20_Font"><text:span text:style-name="T211">in an attempt to recruit them to the side of Artifex. Passion manipulate</text:span></text:span><text:span text:style-name="Default_20_Paragraph_20_Font"><text:span text:style-name="T214">d</text:span></text:span><text:span text:style-name="Default_20_Paragraph_20_Font"><text:span text:style-name="T211"> Guire and Selor, and they captured and tethered Power.</text:span></text:span></text:p>
      <text:p text:style-name="P47"><text:span text:style-name="Default_20_Paragraph_20_Font"><text:span text:style-name="T211">-Guire and Selor t</text:span></text:span><text:span text:style-name="Default_20_Paragraph_20_Font"><text:span text:style-name="T214">ook</text:span></text:span><text:span text:style-name="Default_20_Paragraph_20_Font"><text:span text:style-name="T211"> the power of arcane magic for themselves and t</text:span></text:span><text:span text:style-name="Default_20_Paragraph_20_Font"><text:span text:style-name="T214">aught</text:span></text:span><text:span text:style-name="Default_20_Paragraph_20_Font"><text:span text:style-name="T211"> the art to their four children. They exiled themselves to watch over the tethered Power.</text:span></text:span></text:p>
      <text:p text:style-name="P47"><text:span text:style-name="Default_20_Paragraph_20_Font"><text:span text:style-name="T211">-The four children, influenced by Asfalon’ Revelation, take the four essentia of Artifex from the bowl of the world.</text:span></text:span></text:p>
      <text:p text:style-name="P47"><text:span text:style-name="Default_20_Paragraph_20_Font"><text:span text:style-name="T211">-The tethering, and the possession of arcane magic, had unexpected consequences: the Loss’kelvar and Okemenel, other Far Ul races, gathered together and waged war on the four cities of the waith, created by each of the four children of Guire and Selor.</text:span></text:span></text:p>
      <text:p text:style-name="P48"><text:span text:style-name="Default_20_Paragraph_20_Font"><text:span text:style-name="T211">-</text:span></text:span><text:span text:style-name="Default_20_Paragraph_20_Font"><text:span text:style-name="T212">Two of the four children, Eres and Ralun, created Andolem, the Fifth Door, and anti-essentia. They used Andolem to end the war, resulting in:</text:span></text:span></text:p>
      <text:p text:style-name="P48"><text:span text:style-name="Default_20_Paragraph_20_Font"><text:span text:style-name="T212"><text:tab/>the freedom and shattering of Power,</text:span></text:span></text:p>
      <text:p text:style-name="P48"><text:span text:style-name="Default_20_Paragraph_20_Font"><text:span text:style-name="T212"><text:tab/>the death of Ehlu and the spilling of the universe,</text:span></text:span></text:p>
      <text:p text:style-name="P48"><text:span text:style-name="Default_20_Paragraph_20_Font"><text:span text:style-name="T212"><text:tab/>the creation of the Trium Planes,</text:span></text:span></text:p>
      <text:p text:style-name="P48"><text:span text:style-name="Default_20_Paragraph_20_Font"><text:span text:style-name="T212"><text:tab/>the evanescence of </text:span></text:span><text:span text:style-name="Default_20_Paragraph_20_Font"><text:span text:style-name="T213">the first </text:span></text:span><text:span text:style-name="Default_20_Paragraph_20_Font"><text:span text:style-name="T215">six</text:span></text:span><text:span text:style-name="Default_20_Paragraph_20_Font"><text:span text:style-name="T213"> Lesser Auhrons,</text:span></text:span></text:p>
      <text:p text:style-name="P48"><text:span text:style-name="Default_20_Paragraph_20_Font"><text:span text:style-name="T213"><text:tab/>the ascension of Guire as the first Greater Auhron,</text:span></text:span></text:p>
      <text:p text:style-name="P48"><text:span text:style-name="Default_20_Paragraph_20_Font"><text:span text:style-name="T213"><text:tab/>the creation of the astar and the destruction of the wider Far Ul <text:tab/>civilizations,</text:span></text:span></text:p>
      <text:p text:style-name="P48"><text:span text:style-name="Default_20_Paragraph_20_Font"><text:span text:style-name="T213"><text:tab/>and the hiding of the two remaining essentia: Arangil and Taregi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2-05-24T17:36:48.131362767</dc:date>
    <meta:editing-cycles>223</meta:editing-cycles>
    <meta:editing-duration>P1DT22H42M37S</meta:editing-duration>
    <meta:document-statistic meta:table-count="0" meta:image-count="0" meta:object-count="0" meta:page-count="43" meta:paragraph-count="152" meta:word-count="21880" meta:character-count="123066" meta:non-whitespace-character-count="1013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